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mbria1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mm"/>
    </style:style>
    <style:style style:name="co2" style:family="table-column">
      <style:table-column-properties fo:break-before="auto" style:column-width="88.11mm"/>
    </style:style>
    <style:style style:name="co3" style:family="table-column">
      <style:table-column-properties fo:break-before="auto" style:column-width="32.81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7.25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5.93mm"/>
    </style:style>
    <style:style style:name="co10" style:family="table-column">
      <style:table-column-properties fo:break-before="auto" style:column-width="26.46mm"/>
    </style:style>
    <style:style style:name="co11" style:family="table-column">
      <style:table-column-properties fo:break-before="auto" style:column-width="24.87mm"/>
    </style:style>
    <style:style style:name="co12" style:family="table-column">
      <style:table-column-properties fo:break-before="auto" style:column-width="26.72mm"/>
    </style:style>
    <style:style style:name="co13" style:family="table-column">
      <style:table-column-properties fo:break-before="auto" style:column-width="25.66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18.52mm"/>
    </style:style>
    <style:style style:name="co16" style:family="table-column">
      <style:table-column-properties fo:break-before="auto" style:column-width="15.61mm"/>
    </style:style>
    <style:style style:name="co17" style:family="table-column">
      <style:table-column-properties fo:break-before="auto" style:column-width="74.88mm"/>
    </style:style>
    <style:style style:name="co18" style:family="table-column">
      <style:table-column-properties fo:break-before="auto" style:column-width="22.23mm"/>
    </style:style>
    <style:style style:name="co19" style:family="table-column">
      <style:table-column-properties fo:break-before="auto" style:column-width="25.14mm"/>
    </style:style>
    <style:style style:name="co20" style:family="table-column">
      <style:table-column-properties fo:break-before="auto" style:column-width="16.4mm"/>
    </style:style>
    <style:style style:name="co21" style:family="table-column">
      <style:table-column-properties fo:break-before="auto" style:column-width="15.8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1mm" fo:break-before="auto" style:use-optimal-row-height="false"/>
    </style:style>
    <style:style style:name="ta1" style:family="table" style:master-page-name="PageStyle_5f_Sprint_20_Backlog">
      <style:table-properties table:display="true" style:writing-mode="lr-tb" tableooo:tab-color="#38761d"/>
    </style:style>
    <style:style style:name="ta2" style:family="table" style:master-page-name="PageStyle_5f_Sprint_20_Burndown">
      <style:table-properties table:display="true" style:writing-mode="lr-tb" tableooo:tab-color="#38761d"/>
    </style:style>
    <style:style style:name="ta3" style:family="table" style:master-page-name="PageStyle_5f_Fulano_20_Burndown">
      <style:table-properties table:display="true" style:writing-mode="lr-tb" tableooo:tab-color="#c9daf8"/>
    </style:style>
    <style:style style:name="ta4" style:family="table" style:master-page-name="PageStyle_5f_Beltrano_20_Burndown">
      <style:table-properties table:display="true" style:writing-mode="lr-tb" tableooo:tab-color="#a4c2f4"/>
    </style:style>
    <style:style style:name="ta5" style:family="table" style:master-page-name="PageStyle_5f_Cicrano_20_Burndown">
      <style:table-properties table:display="true" style:writing-mode="lr-tb" tableooo:tab-color="#c9daf8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2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3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10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1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2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2pt" fo:font-style="normal" fo:text-shadow="none" style:text-underline-style="none" fo:font-weight="bold" style:font-size-asian="12pt" style:font-style-asian="normal" style:font-weight-asian="bold" style:font-name-complex="Cambria1" style:font-size-complex="12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13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14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I1]))=0)" style:apply-style-name="ConditionalStyle_5f_1" style:base-cell-address="'Sprint Backlog'.I1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name-complex="Cambria1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7pt" fo:font-style="normal" fo:text-shadow="none" style:text-underline-style="none" fo:font-weight="bold" style:font-size-asian="17pt" style:font-style-asian="normal" style:font-weight-asian="bold" style:font-name-complex="Cambria1" style:font-size-complex="17pt" style:font-style-complex="normal" style:font-weight-complex="bold"/>
    </style:style>
    <style:style style:name="ce21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23" style:family="table-cell" style:parent-style-name="Default" style:data-style-name="N113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name-complex="Cambria1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2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28" style:family="table-cell" style:parent-style-name="Default" style:data-style-name="N113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name-complex="Cambria1" style:font-size-complex="11pt" style:font-style-complex="normal" style:font-weight-complex="bold"/>
    </style:style>
    <style:style style:name="ce29" style:family="table-cell" style:parent-style-name="Default" style:data-style-name="N4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30" style:family="table-cell" style:parent-style-name="Default" style:data-style-name="N2">
      <style:table-cell-properties fo:border-bottom="0.74pt solid #000000" fo:background-color="#1155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B10]))=0)" style:apply-style-name="ConditionalStyle_5f_1" style:base-cell-address="'Sprint Burndown'.B10"/>
    </style:style>
    <style:style style:name="ce31" style:family="table-cell" style:parent-style-name="Default" style:data-style-name="N2">
      <style:table-cell-properties fo:border-bottom="0.74pt solid #000000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B10]))=0)" style:apply-style-name="ConditionalStyle_5f_1" style:base-cell-address="'Sprint Burndown'.B10"/>
    </style:style>
    <style:style style:name="ce32" style:family="table-cell" style:parent-style-name="Default" style:data-style-name="N10113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3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C10]))=0)" style:apply-style-name="ConditionalStyle_5f_1" style:base-cell-address="'Sprint Burndown'.C10"/>
    </style:style>
    <style:style style:name="ce3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C11]))=0)" style:apply-style-name="ConditionalStyle_5f_1" style:base-cell-address="'Sprint Burndown'.C11"/>
    </style:style>
    <style:style style:name="ce3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C12]))=0)" style:apply-style-name="ConditionalStyle_5f_1" style:base-cell-address="'Sprint Burndown'.C12"/>
    </style:style>
    <style:style style:name="ce3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D10]))=0)" style:apply-style-name="ConditionalStyle_5f_1" style:base-cell-address="'Sprint Burndown'.D10"/>
    </style:style>
    <style:style style:name="ce3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D11]))=0)" style:apply-style-name="ConditionalStyle_5f_1" style:base-cell-address="'Sprint Burndown'.D11"/>
    </style:style>
    <style:style style:name="ce4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D12]))=0)" style:apply-style-name="ConditionalStyle_5f_1" style:base-cell-address="'Sprint Burndown'.D12"/>
    </style:style>
    <style:style style:name="ce4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E10]))=0)" style:apply-style-name="ConditionalStyle_5f_1" style:base-cell-address="'Sprint Burndown'.E10"/>
    </style:style>
    <style:style style:name="ce4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E11]))=0)" style:apply-style-name="ConditionalStyle_5f_1" style:base-cell-address="'Sprint Burndown'.E11"/>
    </style:style>
    <style:style style:name="ce4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E12]))=0)" style:apply-style-name="ConditionalStyle_5f_1" style:base-cell-address="'Sprint Burndown'.E12"/>
    </style:style>
    <style:style style:name="ce44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F10]))=0)" style:apply-style-name="ConditionalStyle_5f_1" style:base-cell-address="'Sprint Burndown'.F10"/>
    </style:style>
    <style:style style:name="ce4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F11]))=0)" style:apply-style-name="ConditionalStyle_5f_1" style:base-cell-address="'Sprint Burndown'.F11"/>
    </style:style>
    <style:style style:name="ce4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F12]))=0)" style:apply-style-name="ConditionalStyle_5f_1" style:base-cell-address="'Sprint Burndown'.F12"/>
    </style:style>
    <style:style style:name="ce4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G10]))=0)" style:apply-style-name="ConditionalStyle_5f_1" style:base-cell-address="'Sprint Burndown'.G10"/>
    </style:style>
    <style:style style:name="ce4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G11]))=0)" style:apply-style-name="ConditionalStyle_5f_1" style:base-cell-address="'Sprint Burndown'.G11"/>
    </style:style>
    <style:style style:name="ce5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G12]))=0)" style:apply-style-name="ConditionalStyle_5f_1" style:base-cell-address="'Sprint Burndown'.G12"/>
    </style:style>
    <style:style style:name="ce5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H10]))=0)" style:apply-style-name="ConditionalStyle_5f_1" style:base-cell-address="'Sprint Burndown'.H10"/>
    </style:style>
    <style:style style:name="ce5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H11]))=0)" style:apply-style-name="ConditionalStyle_5f_1" style:base-cell-address="'Sprint Burndown'.H11"/>
    </style:style>
    <style:style style:name="ce5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H12]))=0)" style:apply-style-name="ConditionalStyle_5f_1" style:base-cell-address="'Sprint Burndown'.H12"/>
    </style:style>
    <style:style style:name="ce5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I10]))=0)" style:apply-style-name="ConditionalStyle_5f_1" style:base-cell-address="'Sprint Burndown'.I10"/>
    </style:style>
    <style:style style:name="ce5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I11]))=0)" style:apply-style-name="ConditionalStyle_5f_1" style:base-cell-address="'Sprint Burndown'.I11"/>
    </style:style>
    <style:style style:name="ce5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I12]))=0)" style:apply-style-name="ConditionalStyle_5f_1" style:base-cell-address="'Sprint Burndown'.I12"/>
    </style:style>
    <style:style style:name="ce5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J10]))=0)" style:apply-style-name="ConditionalStyle_5f_1" style:base-cell-address="'Sprint Burndown'.J10"/>
    </style:style>
    <style:style style:name="ce5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J11]))=0)" style:apply-style-name="ConditionalStyle_5f_1" style:base-cell-address="'Sprint Burndown'.J11"/>
    </style:style>
    <style:style style:name="ce5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J12]))=0)" style:apply-style-name="ConditionalStyle_5f_1" style:base-cell-address="'Sprint Burndown'.J12"/>
    </style:style>
    <style:style style:name="ce60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Cambria1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K5]))=0)" style:apply-style-name="ConditionalStyle_5f_1" style:base-cell-address="'Sprint Burndown'.K5"/>
    </style:style>
    <style:style style:name="ce6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K6]))=0)" style:apply-style-name="ConditionalStyle_5f_1" style:base-cell-address="'Sprint Burndown'.K6"/>
    </style:style>
    <style:style style:name="ce63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K10]))=0)" style:apply-style-name="ConditionalStyle_5f_1" style:base-cell-address="'Sprint Burndown'.K10"/>
    </style:style>
    <style:style style:name="ce64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K11]))=0)" style:apply-style-name="ConditionalStyle_5f_1" style:base-cell-address="'Sprint Burndown'.K11"/>
    </style:style>
    <style:style style:name="ce65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K12]))=0)" style:apply-style-name="ConditionalStyle_5f_1" style:base-cell-address="'Sprint Burndown'.K12"/>
    </style:style>
    <style:style style:name="ce6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L5]))=0)" style:apply-style-name="ConditionalStyle_5f_1" style:base-cell-address="'Sprint Burndown'.L5"/>
    </style:style>
    <style:style style:name="ce67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L6]))=0)" style:apply-style-name="ConditionalStyle_5f_1" style:base-cell-address="'Sprint Burndown'.L6"/>
    </style:style>
    <style:style style:name="ce6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L10]))=0)" style:apply-style-name="ConditionalStyle_5f_1" style:base-cell-address="'Sprint Burndown'.L10"/>
    </style:style>
    <style:style style:name="ce6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L11]))=0)" style:apply-style-name="ConditionalStyle_5f_1" style:base-cell-address="'Sprint Burndown'.L11"/>
    </style:style>
    <style:style style:name="ce7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L12]))=0)" style:apply-style-name="ConditionalStyle_5f_1" style:base-cell-address="'Sprint Burndown'.L12"/>
    </style:style>
    <style:style style:name="ce71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Fulano Burndown'.A10"/>
    </style:style>
    <style:style style:name="ce72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Fulano Burndown'.A10"/>
    </style:style>
    <style:style style:name="ce73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Fulano Burndown'.A10"/>
    </style:style>
    <style:style style:name="ce74" style:family="table-cell" style:parent-style-name="Default">
      <style:table-cell-properties style:rotation-align="none"/>
      <style:map style:condition="is-true-formula(LEN(TRIM([.A10]))=0)" style:apply-style-name="ConditionalStyle_5f_1" style:base-cell-address="'Fulano Burndown'.A10"/>
    </style:style>
    <style:style style:name="ce75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Fulano Burndown'.A10"/>
    </style:style>
    <style:style style:name="ce76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Fulano Burndown'.A10"/>
    </style:style>
    <style:style style:name="ce77" style:family="table-cell" style:parent-style-name="Default" style:data-style-name="N112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78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C10]))=0)" style:apply-style-name="ConditionalStyle_5f_1" style:base-cell-address="'Fulano Burndown'.C10"/>
    </style:style>
    <style:style style:name="ce79" style:family="table-cell" style:parent-style-name="Default">
      <style:table-cell-properties style:rotation-align="none"/>
      <style:map style:condition="is-true-formula(LEN(TRIM([.C10]))=0)" style:apply-style-name="ConditionalStyle_5f_1" style:base-cell-address="'Fulano Burndown'.C10"/>
    </style:style>
    <style:style style:name="ce80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</style:style>
    <style:style style:name="ce81" style:family="table-cell" style:parent-style-name="Default">
      <style:table-cell-properties style:rotation-align="none"/>
      <style:text-properties style:font-name="Arial" style:font-name-asian="Noto Sans CJK SC Regular" style:font-name-complex="FreeSans"/>
      <style:map style:condition="is-true-formula(LEN(TRIM([.C10]))=0)" style:apply-style-name="ConditionalStyle_5f_1" style:base-cell-address="'Fulano Burndown'.C10"/>
    </style:style>
    <style:style style:name="ce82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N10]))=0)" style:apply-style-name="ConditionalStyle_5f_1" style:base-cell-address="'Fulano Burndown'.N10"/>
    </style:style>
    <style:style style:name="ce83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N10]))=0)" style:apply-style-name="ConditionalStyle_5f_1" style:base-cell-address="'Fulano Burndown'.N10"/>
    </style:style>
    <style:style style:name="ce84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N10]))=0)" style:apply-style-name="ConditionalStyle_5f_1" style:base-cell-address="'Fulano Burndown'.N10"/>
    </style:style>
    <style:style style:name="ce85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N10]))=0)" style:apply-style-name="ConditionalStyle_5f_1" style:base-cell-address="'Fulano Burndown'.N10"/>
    </style:style>
    <style:style style:name="ce86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N10]))=0)" style:apply-style-name="ConditionalStyle_5f_1" style:base-cell-address="'Fulano Burndown'.N10"/>
    </style:style>
    <style:style style:name="ce87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Beltrano Burndown'.A10"/>
    </style:style>
    <style:style style:name="ce88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Beltrano Burndown'.A10"/>
    </style:style>
    <style:style style:name="ce89" style:family="table-cell" style:parent-style-name="Default">
      <style:table-cell-properties style:rotation-align="none"/>
      <style:map style:condition="is-true-formula(LEN(TRIM([.A10]))=0)" style:apply-style-name="ConditionalStyle_5f_1" style:base-cell-address="'Beltrano Burndown'.A10"/>
    </style:style>
    <style:style style:name="ce90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Beltrano Burndown'.A10"/>
    </style:style>
    <style:style style:name="ce91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Beltrano Burndown'.A10"/>
    </style:style>
    <style:style style:name="ce92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C10]))=0)" style:apply-style-name="ConditionalStyle_5f_1" style:base-cell-address="'Beltrano Burndown'.C10"/>
    </style:style>
    <style:style style:name="ce93" style:family="table-cell" style:parent-style-name="Default">
      <style:table-cell-properties style:rotation-align="none"/>
      <style:map style:condition="is-true-formula(LEN(TRIM([.C10]))=0)" style:apply-style-name="ConditionalStyle_5f_1" style:base-cell-address="'Beltrano Burndown'.C10"/>
    </style:style>
    <style:style style:name="ce94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Cicrano Burndown'.A10"/>
    </style:style>
    <style:style style:name="ce95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Cicrano Burndown'.A10"/>
    </style:style>
    <style:style style:name="ce96" style:family="table-cell" style:parent-style-name="Default">
      <style:table-cell-properties style:rotation-align="none"/>
      <style:map style:condition="is-true-formula(LEN(TRIM([.A10]))=0)" style:apply-style-name="ConditionalStyle_5f_1" style:base-cell-address="'Cicrano Burndown'.A10"/>
    </style:style>
    <style:style style:name="ce97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Cicrano Burndown'.A10"/>
    </style:style>
    <style:style style:name="ce98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A10]))=0)" style:apply-style-name="ConditionalStyle_5f_1" style:base-cell-address="'Cicrano Burndown'.A10"/>
    </style:style>
    <style:style style:name="ce99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name-complex="Cambria1" style:font-size-complex="10pt" style:font-style-complex="normal" style:font-weight-complex="bold"/>
      <style:map style:condition="is-true-formula(LEN(TRIM([.C10]))=0)" style:apply-style-name="ConditionalStyle_5f_1" style:base-cell-address="'Cicrano Burndown'.C10"/>
    </style:style>
    <style:style style:name="ce100" style:family="table-cell" style:parent-style-name="Default">
      <style:table-cell-properties style:rotation-align="none"/>
      <style:map style:condition="is-true-formula(LEN(TRIM([.C10]))=0)" style:apply-style-name="ConditionalStyle_5f_1" style:base-cell-address="'Cicrano Burndown'.C10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 Backlo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SPRINT BACKLOG</text:p>
          </table:table-cell>
          <table:covered-table-cell table:number-columns-repeated="7" table:style-name="ce1"/>
          <table:table-cell table:style-name="ce12" office:value-type="string" calcext:value-type="string">
            <text:p>DIAS</text:p>
          </table:table-cell>
          <table:table-cell table:style-name="ce17" table:number-columns-repeated="5"/>
          <table:table-cell table:style-name="ce16" table:number-columns-repeated="14"/>
          <table:table-cell table:number-columns-repeated="996"/>
        </table:table-row>
        <table:table-row table:style-name="ro2">
          <table:table-cell table:style-name="ce1" office:value-type="string" calcext:value-type="string" table:number-columns-spanned="1" table:number-rows-spanned="2">
            <text:p>HISTÓRIAS</text:p>
          </table:table-cell>
          <table:table-cell table:style-name="ce1" office:value-type="string" calcext:value-type="string" table:number-columns-spanned="1" table:number-rows-spanned="2">
            <text:p>TAREFAS</text:p>
          </table:table-cell>
          <table:table-cell table:style-name="ce1" office:value-type="string" calcext:value-type="string" table:number-columns-spanned="1" table:number-rows-spanned="2">
            <text:p>RESPONSÁVEIS</text:p>
          </table:table-cell>
          <table:table-cell table:style-name="ce1" office:value-type="string" calcext:value-type="string" table:number-columns-spanned="2" table:number-rows-spanned="1">
            <text:p>HORAS PLANEJADA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ORAS CUMPRIDAS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13" office:value-type="float" office:value="8" calcext:value-type="float" table:number-columns-spanned="1" table:number-rows-spanned="2">
            <text:p>8</text:p>
          </table:table-cell>
          <table:table-cell table:style-name="ce17" table:number-columns-repeated="5"/>
          <table:table-cell table:style-name="ce16" table:number-columns-repeated="14"/>
          <table:table-cell table:number-columns-repeated="996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HISTÓRIA</text:p>
          </table:table-cell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HISTÓRIA</text:p>
          </table:table-cell>
          <table:covered-table-cell table:style-name="ce1"/>
          <table:covered-table-cell table:style-name="ce14"/>
          <table:table-cell table:style-name="ce17" table:number-columns-repeated="5"/>
          <table:table-cell table:style-name="ce16" table:number-columns-repeated="14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1" table:number-rows-spanned="3">
            <text:p>Elicitação de Requisitos</text:p>
          </table:table-cell>
          <table:table-cell table:style-name="ce5" office:value-type="string" calcext:value-type="string" table:number-columns-spanned="1" table:number-rows-spanned="3">
            <text:p>Analisar e listar os requisitos do sistema com base nas features</text:p>
          </table:table-cell>
          <table:table-cell table:style-name="ce7" office:value-type="string" calcext:value-type="string">
            <text:p>Fulano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SUM([.D4:.D6])" office:value-type="float" office:value="9" calcext:value-type="float" table:number-columns-spanned="1" table:number-rows-spanned="3">
            <text:p>9</text:p>
          </table:table-cell>
          <table:table-cell table:style-name="ce9"/>
          <table:table-cell table:style-name="ce7" table:formula="of:=SUM([.F4:.F6])" office:value-type="float" office:value="0" calcext:value-type="float" table:number-columns-spanned="1" table:number-rows-spanned="3">
            <text:p>0</text:p>
          </table:table-cell>
          <table:table-cell table:style-name="ce10" office:value-type="string" calcext:value-type="string">
            <text:p>Feito</text:p>
          </table:table-cell>
          <table:table-cell table:style-name="Default" table:number-columns-repeated="2"/>
          <table:table-cell table:style-name="ce16" table:number-columns-repeated="18"/>
          <table:table-cell table:number-columns-repeated="996"/>
        </table:table-row>
        <table:table-row table:style-name="ro2">
          <table:covered-table-cell table:number-columns-repeated="2" table:style-name="ce2"/>
          <table:table-cell table:style-name="ce7" office:value-type="string" calcext:value-type="string">
            <text:p>Cicrano</text:p>
          </table:table-cell>
          <table:table-cell table:style-name="ce7" office:value-type="float" office:value="3" calcext:value-type="float">
            <text:p>3</text:p>
          </table:table-cell>
          <table:covered-table-cell table:style-name="ce7"/>
          <table:table-cell table:style-name="ce9"/>
          <table:covered-table-cell table:style-name="ce7"/>
          <table:table-cell table:style-name="ce6" office:value-type="string" calcext:value-type="string">
            <text:p>Feito</text:p>
          </table:table-cell>
          <table:table-cell table:style-name="ce15"/>
          <table:table-cell table:style-name="Default"/>
          <table:table-cell table:style-name="ce16" table:number-columns-repeated="18"/>
          <table:table-cell table:number-columns-repeated="996"/>
        </table:table-row>
        <table:table-row table:style-name="ro2">
          <table:covered-table-cell table:number-columns-repeated="2" table:style-name="ce2"/>
          <table:table-cell table:style-name="ce7" office:value-type="string" calcext:value-type="string">
            <text:p>Beltrano</text:p>
          </table:table-cell>
          <table:table-cell table:style-name="ce7" office:value-type="float" office:value="3" calcext:value-type="float">
            <text:p>3</text:p>
          </table:table-cell>
          <table:covered-table-cell table:style-name="ce7"/>
          <table:table-cell table:style-name="ce9"/>
          <table:covered-table-cell table:style-name="ce7"/>
          <table:table-cell table:style-name="ce6" office:value-type="string" calcext:value-type="string">
            <text:p>Feito</text:p>
          </table:table-cell>
          <table:table-cell table:style-name="Default" table:number-columns-repeated="2"/>
          <table:table-cell table:style-name="ce16" table:number-columns-repeated="18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1" table:number-rows-spanned="4">
            <text:p>Documentação de Requisitos</text:p>
          </table:table-cell>
          <table:table-cell table:style-name="ce6" office:value-type="string" calcext:value-type="string">
            <text:p>Criar Templates</text:p>
          </table:table-cell>
          <table:table-cell table:style-name="ce6" office:value-type="string" calcext:value-type="string">
            <text:p>Cicrano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SUM([.D7:.D10])" office:value-type="float" office:value="17" calcext:value-type="float" table:number-columns-spanned="1" table:number-rows-spanned="4">
            <text:p>17</text:p>
          </table:table-cell>
          <table:table-cell table:style-name="ce9"/>
          <table:table-cell table:style-name="ce6" table:formula="of:=SUM([.F7:.F10])" office:value-type="float" office:value="0" calcext:value-type="float" table:number-columns-spanned="1" table:number-rows-spanned="4">
            <text:p>0</text:p>
          </table:table-cell>
          <table:table-cell table:style-name="ce6" office:value-type="string" calcext:value-type="string">
            <text:p>Feito</text:p>
          </table:table-cell>
          <table:table-cell table:style-name="Default" table:number-columns-repeated="2"/>
          <table:table-cell table:style-name="ce16" table:number-columns-repeated="18"/>
          <table:table-cell table:number-columns-repeated="996"/>
        </table:table-row>
        <table:table-row table:style-name="ro2">
          <table:covered-table-cell table:style-name="ce2"/>
          <table:table-cell table:style-name="ce6" office:value-type="string" calcext:value-type="string" table:number-columns-spanned="1" table:number-rows-spanned="3">
            <text:p>Documentar todos os requisitos do sistema</text:p>
          </table:table-cell>
          <table:table-cell table:style-name="ce6" office:value-type="string" calcext:value-type="string">
            <text:p>Fulano</text:p>
          </table:table-cell>
          <table:table-cell table:style-name="ce6" office:value-type="float" office:value="5" calcext:value-type="float">
            <text:p>5</text:p>
          </table:table-cell>
          <table:covered-table-cell table:style-name="ce6"/>
          <table:table-cell table:style-name="ce9"/>
          <table:covered-table-cell table:style-name="ce6"/>
          <table:table-cell table:style-name="ce6" office:value-type="string" calcext:value-type="string">
            <text:p>Feito</text:p>
          </table:table-cell>
          <table:table-cell table:style-name="Default" table:number-columns-repeated="2"/>
          <table:table-cell table:style-name="ce16" table:number-columns-repeated="18"/>
          <table:table-cell table:number-columns-repeated="996"/>
        </table:table-row>
        <table:table-row table:style-name="ro2">
          <table:covered-table-cell table:number-columns-repeated="2" table:style-name="ce2"/>
          <table:table-cell table:style-name="ce6" office:value-type="string" calcext:value-type="string">
            <text:p>Beltrano</text:p>
          </table:table-cell>
          <table:table-cell table:style-name="ce6" office:value-type="float" office:value="5" calcext:value-type="float">
            <text:p>5</text:p>
          </table:table-cell>
          <table:covered-table-cell table:style-name="ce6"/>
          <table:table-cell table:style-name="ce9"/>
          <table:covered-table-cell table:style-name="ce6"/>
          <table:table-cell table:style-name="ce6" office:value-type="string" calcext:value-type="string">
            <text:p>Feito</text:p>
          </table:table-cell>
          <table:table-cell table:style-name="ce16" table:number-columns-repeated="20"/>
          <table:table-cell table:number-columns-repeated="996"/>
        </table:table-row>
        <table:table-row table:style-name="ro2">
          <table:covered-table-cell table:number-columns-repeated="2" table:style-name="ce2"/>
          <table:table-cell table:style-name="ce6" office:value-type="string" calcext:value-type="string">
            <text:p>Cicrano</text:p>
          </table:table-cell>
          <table:table-cell table:style-name="ce6" office:value-type="float" office:value="5" calcext:value-type="float">
            <text:p>5</text:p>
          </table:table-cell>
          <table:covered-table-cell table:style-name="ce6"/>
          <table:table-cell table:style-name="ce9"/>
          <table:covered-table-cell table:style-name="ce6"/>
          <table:table-cell table:style-name="ce6" office:value-type="string" calcext:value-type="string">
            <text:p>Feito</text:p>
          </table:table-cell>
          <table:table-cell table:style-name="ce16" table:number-columns-repeated="20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1" table:number-rows-spanned="3">
            <text:p>Diagramação de Caso de Uso</text:p>
          </table:table-cell>
          <table:table-cell table:style-name="ce7" office:value-type="string" calcext:value-type="string" table:number-columns-spanned="1" table:number-rows-spanned="3">
            <text:p>Criação de diagramas de caso de uso</text:p>
          </table:table-cell>
          <table:table-cell table:style-name="ce7" office:value-type="string" calcext:value-type="string">
            <text:p>Cicrano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D11:.D13])" office:value-type="float" office:value="12" calcext:value-type="float" table:number-columns-spanned="1" table:number-rows-spanned="3">
            <text:p>12</text:p>
          </table:table-cell>
          <table:table-cell table:style-name="ce9"/>
          <table:table-cell table:style-name="ce7" table:formula="of:=SUM([.F11:.F13])" office:value-type="float" office:value="0" calcext:value-type="float" table:number-columns-spanned="1" table:number-rows-spanned="3">
            <text:p>0</text:p>
          </table:table-cell>
          <table:table-cell table:style-name="ce7" office:value-type="string" calcext:value-type="string">
            <text:p>Feito</text:p>
          </table:table-cell>
          <table:table-cell table:style-name="ce16" table:number-columns-repeated="20"/>
          <table:table-cell table:number-columns-repeated="996"/>
        </table:table-row>
        <table:table-row table:style-name="ro2">
          <table:covered-table-cell table:number-columns-repeated="2" table:style-name="ce2"/>
          <table:table-cell table:style-name="ce7" office:value-type="string" calcext:value-type="string">
            <text:p>Fulano</text:p>
          </table:table-cell>
          <table:table-cell table:style-name="ce7" office:value-type="float" office:value="4" calcext:value-type="float">
            <text:p>4</text:p>
          </table:table-cell>
          <table:covered-table-cell table:style-name="ce7"/>
          <table:table-cell table:style-name="ce9"/>
          <table:covered-table-cell table:style-name="ce7"/>
          <table:table-cell table:style-name="ce7" office:value-type="string" calcext:value-type="string">
            <text:p>Feito</text:p>
          </table:table-cell>
          <table:table-cell table:style-name="ce16" table:number-columns-repeated="20"/>
          <table:table-cell table:number-columns-repeated="996"/>
        </table:table-row>
        <table:table-row table:style-name="ro2">
          <table:covered-table-cell table:number-columns-repeated="2" table:style-name="ce2"/>
          <table:table-cell table:style-name="ce7" office:value-type="string" calcext:value-type="string">
            <text:p>Beltrano</text:p>
          </table:table-cell>
          <table:table-cell table:style-name="ce7" office:value-type="float" office:value="4" calcext:value-type="float">
            <text:p>4</text:p>
          </table:table-cell>
          <table:covered-table-cell table:style-name="ce7"/>
          <table:table-cell table:style-name="ce9"/>
          <table:covered-table-cell table:style-name="ce7"/>
          <table:table-cell table:style-name="ce7" office:value-type="string" calcext:value-type="string">
            <text:p>Feito</text:p>
          </table:table-cell>
          <table:table-cell table:style-name="ce16" table:number-columns-repeated="20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3">
            <text:p>Refatoração de Código</text:p>
          </table:table-cell>
          <table:table-cell table:style-name="ce8" office:value-type="string" calcext:value-type="string" table:number-columns-spanned="1" table:number-rows-spanned="3">
            <text:p>Análise e melhoramento de código</text:p>
          </table:table-cell>
          <table:table-cell table:style-name="ce8" office:value-type="string" calcext:value-type="string">
            <text:p>Fulano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D14:.D16])" office:value-type="float" office:value="12" calcext:value-type="float" table:number-columns-spanned="1" table:number-rows-spanned="3">
            <text:p>12</text:p>
          </table:table-cell>
          <table:table-cell table:style-name="ce9"/>
          <table:table-cell table:style-name="ce8" table:formula="of:=SUM([.F14:.F16])" office:value-type="float" office:value="0" calcext:value-type="float" table:number-columns-spanned="1" table:number-rows-spanned="3">
            <text:p>0</text:p>
          </table:table-cell>
          <table:table-cell table:style-name="ce11" office:value-type="string" calcext:value-type="string">
            <text:p>Feito</text:p>
          </table:table-cell>
          <table:table-cell table:style-name="ce16" table:number-columns-repeated="20"/>
          <table:table-cell table:number-columns-repeated="996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Fulano</text:p>
          </table:table-cell>
          <table:table-cell table:style-name="ce8" office:value-type="float" office:value="4" calcext:value-type="float">
            <text:p>4</text:p>
          </table:table-cell>
          <table:covered-table-cell table:style-name="ce8"/>
          <table:table-cell table:style-name="ce9"/>
          <table:covered-table-cell table:style-name="ce8"/>
          <table:table-cell table:style-name="ce8" office:value-type="string" calcext:value-type="string">
            <text:p>Feito</text:p>
          </table:table-cell>
          <table:table-cell table:style-name="ce16" table:number-columns-repeated="20"/>
          <table:table-cell table:number-columns-repeated="996"/>
        </table:table-row>
        <table:table-row table:style-name="ro2">
          <table:covered-table-cell table:number-columns-repeated="2" table:style-name="ce3"/>
          <table:table-cell table:style-name="ce8" office:value-type="string" calcext:value-type="string">
            <text:p>Fulano</text:p>
          </table:table-cell>
          <table:table-cell table:style-name="ce8" office:value-type="float" office:value="4" calcext:value-type="float">
            <text:p>4</text:p>
          </table:table-cell>
          <table:covered-table-cell table:style-name="ce8"/>
          <table:table-cell table:style-name="ce9"/>
          <table:covered-table-cell table:style-name="ce8"/>
          <table:table-cell table:style-name="ce11" office:value-type="string" calcext:value-type="string">
            <text:p>Feito</text:p>
          </table:table-cell>
          <table:table-cell table:style-name="ce16" table:number-columns-repeated="20"/>
          <table:table-cell table:number-columns-repeated="996"/>
        </table:table-row>
        <table:table-row table:style-name="ro1" table:number-rows-repeated="1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Sprint Backlog'.I1:'Sprint Backlog'.I3">
            <calcext:condition calcext:apply-style-name="ConditionalStyle_1" calcext:value="formula-is(LEN(TRIM([.I1]))=0)" calcext:base-cell-address="'Sprint Backlog'.I1"/>
          </calcext:conditional-format>
          <calcext:conditional-format calcext:target-range-address="'Sprint Backlog'.I1:'Sprint Backlog'.I3">
            <calcext:condition calcext:apply-style-name="ConditionalStyle_2" calcext:value="not-contains-text(&quot;676766676ppppp&quot;)" calcext:base-cell-address="'Sprint Backlog'.I1"/>
          </calcext:conditional-format>
        </calcext:conditional-formats>
      </table:table>
      <table:table table:name="Sprint Burndown" table:style-name="ta2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1012" table:default-cell-style-name="ce4"/>
        <table:table-row table:style-name="ro2">
          <table:table-cell table:style-name="ce18" table:number-columns-spanned="2" table:number-rows-spanned="1"/>
          <table:covered-table-cell table:style-name="ce18"/>
          <table:table-cell table:style-name="ce18" office:value-type="string" calcext:value-type="string" table:number-columns-spanned="10" table:number-rows-spanned="1">
            <text:p>SPRINT BURNDOWN DATA</text:p>
          </table:table-cell>
          <table:covered-table-cell table:number-columns-repeated="9" table:style-name="ce18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19" office:value-type="string" calcext:value-type="string">
            <text:p>Dias</text:p>
          </table:table-cell>
          <table:table-cell table:style-name="ce25" office:value-type="string" calcext:value-type="string">
            <text:p>Planejado</text:p>
          </table:table-cell>
          <table:table-cell table:style-name="ce25" table:formula="of:=[.A3]" office:value-type="float" office:value="8" calcext:value-type="float">
            <text:p>8</text:p>
          </table:table-cell>
          <table:table-cell table:style-name="ce25" table:formula="of:=[.C2]-1" office:value-type="float" office:value="7" calcext:value-type="float">
            <text:p>7</text:p>
          </table:table-cell>
          <table:table-cell table:style-name="ce25" table:formula="of:=[.D2]-1" office:value-type="float" office:value="6" calcext:value-type="float">
            <text:p>6</text:p>
          </table:table-cell>
          <table:table-cell table:style-name="ce25" table:formula="of:=[.E2]-1" office:value-type="float" office:value="5" calcext:value-type="float">
            <text:p>5</text:p>
          </table:table-cell>
          <table:table-cell table:style-name="ce25" table:formula="of:=[.F2]-1" office:value-type="float" office:value="4" calcext:value-type="float">
            <text:p>4</text:p>
          </table:table-cell>
          <table:table-cell table:style-name="ce25" table:formula="of:=[.G2]-1" office:value-type="float" office:value="3" calcext:value-type="float">
            <text:p>3</text:p>
          </table:table-cell>
          <table:table-cell table:style-name="ce25" table:formula="of:=[.H2]-1" office:value-type="float" office:value="2" calcext:value-type="float">
            <text:p>2</text:p>
          </table:table-cell>
          <table:table-cell table:style-name="ce25" table:formula="of:=[.I2]-1" office:value-type="float" office:value="1" calcext:value-type="float">
            <text:p>1</text:p>
          </table:table-cell>
          <table:table-cell table:style-name="ce60" table:number-columns-repeated="2"/>
          <table:table-cell table:style-name="ce22" table:number-columns-repeated="7"/>
          <table:table-cell table:number-columns-repeated="1005"/>
        </table:table-row>
        <table:table-row table:style-name="ro3">
          <table:table-cell table:style-name="ce20" office:value-type="float" office:value="8" calcext:value-type="float" table:number-columns-spanned="1" table:number-rows-spanned="2">
            <text:p>8</text:p>
          </table:table-cell>
          <table:table-cell table:style-name="ce26" office:value-type="string" calcext:value-type="string" table:number-columns-spanned="1" table:number-rows-spanned="2">
            <text:p>(hrs)</text:p>
          </table:table-cell>
          <table:table-cell table:style-name="ce32" office:value-type="string" calcext:value-type="string" table:number-columns-spanned="1" table:number-rows-spanned="2">
            <text:p>Terça</text:p>
            <text:p>13/09/2016</text:p>
          </table:table-cell>
          <table:table-cell table:style-name="ce32" office:value-type="string" calcext:value-type="string" table:number-columns-spanned="1" table:number-rows-spanned="2">
            <text:p>Quarta</text:p>
            <text:p>14/09/2016</text:p>
          </table:table-cell>
          <table:table-cell table:style-name="ce32" office:value-type="string" calcext:value-type="string" table:number-columns-spanned="1" table:number-rows-spanned="2">
            <text:p>Quinta</text:p>
            <text:p>15/09/2016</text:p>
          </table:table-cell>
          <table:table-cell table:style-name="ce44" office:value-type="string" calcext:value-type="string" table:number-columns-spanned="1" table:number-rows-spanned="2">
            <text:p>Sexta</text:p>
            <text:p>16/09/2016</text:p>
          </table:table-cell>
          <table:table-cell table:style-name="ce44" office:value-type="string" calcext:value-type="string" table:number-columns-spanned="1" table:number-rows-spanned="2">
            <text:p>Sábado</text:p>
            <text:p>17/09/2016</text:p>
          </table:table-cell>
          <table:table-cell table:style-name="ce44" office:value-type="string" calcext:value-type="string" table:number-columns-spanned="1" table:number-rows-spanned="2">
            <text:p>Domingo</text:p>
            <text:p>18/09/2016</text:p>
          </table:table-cell>
          <table:table-cell table:style-name="ce44" office:value-type="string" calcext:value-type="string" table:number-columns-spanned="1" table:number-rows-spanned="2">
            <text:p>Segunda</text:p>
            <text:p>19/09/2016</text:p>
          </table:table-cell>
          <table:table-cell table:style-name="ce44" office:value-type="string" calcext:value-type="string" table:number-columns-spanned="1" table:number-rows-spanned="2">
            <text:p>Terça</text:p>
            <text:p>20/09/2016</text:p>
          </table:table-cell>
          <table:table-cell table:style-name="ce26" office:value-type="string" calcext:value-type="string" table:number-columns-spanned="1" table:number-rows-spanned="2">
            <text:p>TOTAL</text:p>
          </table:table-cell>
          <table:table-cell table:style-name="ce26" office:value-type="string" calcext:value-type="string" table:number-columns-spanned="1" table:number-rows-spanned="2">
            <text:p>MÉDIA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covered-table-cell table:style-name="ce20"/>
          <table:covered-table-cell table:style-name="ce26"/>
          <table:covered-table-cell table:number-columns-repeated="8" table:style-name="ce33"/>
          <table:covered-table-cell table:number-columns-repeated="2" table:style-name="ce26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1" office:value-type="string" calcext:value-type="string">
            <text:p>Ideal</text:p>
          </table:table-cell>
          <table:table-cell table:style-name="ce27" table:formula="of:=SUM([$'Sprint Backlog'.D$1:.D$1048576])" office:value-type="float" office:value="50" calcext:value-type="float">
            <text:p>50</text:p>
          </table:table-cell>
          <table:table-cell table:style-name="ce34" table:formula="of:=[.B5]-[.$B9]" office:value-type="float" office:value="43.75" calcext:value-type="float">
            <text:p>43,75</text:p>
          </table:table-cell>
          <table:table-cell table:style-name="ce34" table:formula="of:=[.C5]-[.$B9]" office:value-type="float" office:value="37.5" calcext:value-type="float">
            <text:p>37,50</text:p>
          </table:table-cell>
          <table:table-cell table:style-name="ce34" table:formula="of:=[.D5]-[.$B9]" office:value-type="float" office:value="31.25" calcext:value-type="float">
            <text:p>31,25</text:p>
          </table:table-cell>
          <table:table-cell table:style-name="ce34" table:formula="of:=[.E5]-[.$B9]" office:value-type="float" office:value="25" calcext:value-type="float">
            <text:p>25,00</text:p>
          </table:table-cell>
          <table:table-cell table:style-name="ce34" table:formula="of:=[.F5]-[.$B9]" office:value-type="float" office:value="18.75" calcext:value-type="float">
            <text:p>18,75</text:p>
          </table:table-cell>
          <table:table-cell table:style-name="ce34" table:formula="of:=[.G5]-[.$B9]" office:value-type="float" office:value="12.5" calcext:value-type="float">
            <text:p>12,50</text:p>
          </table:table-cell>
          <table:table-cell table:style-name="ce34" table:formula="of:=[.H5]-[.$B9]" office:value-type="float" office:value="6.25" calcext:value-type="float">
            <text:p>6,25</text:p>
          </table:table-cell>
          <table:table-cell table:style-name="ce34" table:formula="of:=[.I5]-[.$B9]" office:value-type="float" office:value="0" calcext:value-type="float">
            <text:p>0,00</text:p>
          </table:table-cell>
          <table:table-cell table:style-name="ce61" table:formula="of:=SUM([.C5:.J5])" office:value-type="float" office:value="175" calcext:value-type="float">
            <text:p>175,00</text:p>
          </table:table-cell>
          <table:table-cell table:style-name="ce66" table:formula="of:=[.K5]/[.A$3]" office:value-type="float" office:value="21.875" calcext:value-type="float">
            <text:p>21,88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1" office:value-type="string" calcext:value-type="string">
            <text:p>Real</text:p>
          </table:table-cell>
          <table:table-cell table:style-name="ce27" table:formula="of:=[.B5]" office:value-type="float" office:value="50" calcext:value-type="float">
            <text:p>50</text:p>
          </table:table-cell>
          <table:table-cell table:style-name="ce34" table:formula="of:=[.B6]-[.C9]" office:value-type="float" office:value="50" calcext:value-type="float">
            <text:p>50,00</text:p>
          </table:table-cell>
          <table:table-cell table:style-name="ce34" table:formula="of:=[.C6]-[.D9]" office:value-type="float" office:value="50" calcext:value-type="float">
            <text:p>50,00</text:p>
          </table:table-cell>
          <table:table-cell table:style-name="ce34" table:formula="of:=[.D6]-[.E9]" office:value-type="float" office:value="50" calcext:value-type="float">
            <text:p>50,00</text:p>
          </table:table-cell>
          <table:table-cell table:style-name="ce34" table:formula="of:=[.E6]-[.F9]" office:value-type="float" office:value="50" calcext:value-type="float">
            <text:p>50,00</text:p>
          </table:table-cell>
          <table:table-cell table:style-name="ce34" table:formula="of:=[.F6]-[.G9]" office:value-type="float" office:value="50" calcext:value-type="float">
            <text:p>50,00</text:p>
          </table:table-cell>
          <table:table-cell table:style-name="ce34" table:formula="of:=[.G6]-[.H9]" office:value-type="float" office:value="50" calcext:value-type="float">
            <text:p>50,00</text:p>
          </table:table-cell>
          <table:table-cell table:style-name="ce34" table:formula="of:=[.H6]-[.I9]" office:value-type="float" office:value="50" calcext:value-type="float">
            <text:p>50,00</text:p>
          </table:table-cell>
          <table:table-cell table:style-name="ce34" table:formula="of:=[.I6]-[.J9]" office:value-type="float" office:value="50" calcext:value-type="float">
            <text:p>50,00</text:p>
          </table:table-cell>
          <table:table-cell table:style-name="ce62" table:formula="of:=SUM([.C6:.J6])" office:value-type="float" office:value="400" calcext:value-type="float">
            <text:p>400,00</text:p>
          </table:table-cell>
          <table:table-cell table:style-name="ce67" table:formula="of:=[.K6]/[.A$3]" office:value-type="float" office:value="50" calcext:value-type="float">
            <text:p>50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2" table:number-columns-repeated="19"/>
          <table:table-cell table:number-columns-repeated="1005"/>
        </table:table-row>
        <table:table-row table:style-name="ro2">
          <table:table-cell table:style-name="ce23" office:value-type="string" calcext:value-type="string">
            <text:p>MEMBROS</text:p>
          </table:table-cell>
          <table:table-cell table:style-name="ce28" office:value-type="string" calcext:value-type="string">
            <text:p>(hrs/dia)</text:p>
          </table:table-cell>
          <table:table-cell table:style-name="ce28" office:value-type="string" calcext:value-type="string" table:number-columns-spanned="10" table:number-rows-spanned="1">
            <text:p>TEAM DATA</text:p>
          </table:table-cell>
          <table:covered-table-cell table:number-columns-repeated="9" table:style-name="ce28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29" table:formula="of:=[.B5]/[.A3]" office:value-type="float" office:value="6.25" calcext:value-type="float">
            <text:p>6,25</text:p>
          </table:table-cell>
          <table:table-cell table:style-name="ce29" table:formula="of:=SUM([.C10:.C12])" office:value-type="float" office:value="0" calcext:value-type="float">
            <text:p>0,00</text:p>
          </table:table-cell>
          <table:table-cell table:style-name="ce29" table:formula="of:=SUM([.D10:.D12])" office:value-type="float" office:value="0" calcext:value-type="float">
            <text:p>0,00</text:p>
          </table:table-cell>
          <table:table-cell table:style-name="ce29" table:formula="of:=SUM([.E10:.E12])" office:value-type="float" office:value="0" calcext:value-type="float">
            <text:p>0,00</text:p>
          </table:table-cell>
          <table:table-cell table:style-name="ce29" table:formula="of:=SUM([.F10:.F12])" office:value-type="float" office:value="0" calcext:value-type="float">
            <text:p>0,00</text:p>
          </table:table-cell>
          <table:table-cell table:style-name="ce29" table:formula="of:=SUM([.G10:.G12])" office:value-type="float" office:value="0" calcext:value-type="float">
            <text:p>0,00</text:p>
          </table:table-cell>
          <table:table-cell table:style-name="ce29" table:formula="of:=SUM([.H10:.H12])" office:value-type="float" office:value="0" calcext:value-type="float">
            <text:p>0,00</text:p>
          </table:table-cell>
          <table:table-cell table:style-name="ce29" table:formula="of:=SUM([.I10:.I12])" office:value-type="float" office:value="0" calcext:value-type="float">
            <text:p>0,00</text:p>
          </table:table-cell>
          <table:table-cell table:style-name="ce29" table:formula="of:=SUM([.J10:.J12])" office:value-type="float" office:value="0" calcext:value-type="float">
            <text:p>0,00</text:p>
          </table:table-cell>
          <table:table-cell table:style-name="ce29" table:formula="of:=SUM([.K10:.K12])" office:value-type="float" office:value="0" calcext:value-type="float">
            <text:p>0,00</text:p>
          </table:table-cell>
          <table:table-cell table:style-name="ce29" table:formula="of:=[.K9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4" office:value-type="string" calcext:value-type="string">
            <text:p>Fulano</text:p>
          </table:table-cell>
          <table:table-cell table:style-name="ce30" table:formula="of:=[$'Fulano Burndown'.B9]" office:value-type="float" office:value="3" calcext:value-type="float">
            <text:p>3,00</text:p>
          </table:table-cell>
          <table:table-cell table:style-name="ce35" table:formula="of:=[$'Fulano Burndown'.C9]" office:value-type="float" office:value="0" calcext:value-type="float">
            <text:p>0,00</text:p>
          </table:table-cell>
          <table:table-cell table:style-name="ce38" table:formula="of:=[$'Fulano Burndown'.D9]" office:value-type="float" office:value="0" calcext:value-type="float">
            <text:p>0,00</text:p>
          </table:table-cell>
          <table:table-cell table:style-name="ce41" table:formula="of:=[$'Fulano Burndown'.E9]" office:value-type="float" office:value="0" calcext:value-type="float">
            <text:p>0,00</text:p>
          </table:table-cell>
          <table:table-cell table:style-name="ce45" table:formula="of:=[$'Fulano Burndown'.F9]" office:value-type="float" office:value="0" calcext:value-type="float">
            <text:p>0,00</text:p>
          </table:table-cell>
          <table:table-cell table:style-name="ce48" table:formula="of:=[$'Fulano Burndown'.G9]" office:value-type="float" office:value="0" calcext:value-type="float">
            <text:p>0,00</text:p>
          </table:table-cell>
          <table:table-cell table:style-name="ce51" table:formula="of:=[$'Fulano Burndown'.H9]" office:value-type="float" office:value="0" calcext:value-type="float">
            <text:p>0,00</text:p>
          </table:table-cell>
          <table:table-cell table:style-name="ce54" table:formula="of:=[$'Fulano Burndown'.I9]" office:value-type="float" office:value="0" calcext:value-type="float">
            <text:p>0,00</text:p>
          </table:table-cell>
          <table:table-cell table:style-name="ce57" table:formula="of:=[$'Fulano Burndown'.J9]" office:value-type="float" office:value="0" calcext:value-type="float">
            <text:p>0,00</text:p>
          </table:table-cell>
          <table:table-cell table:style-name="ce63" table:formula="of:=SUM([.C10:.J10])" office:value-type="float" office:value="0" calcext:value-type="float">
            <text:p>0,00</text:p>
          </table:table-cell>
          <table:table-cell table:style-name="ce68" table:formula="of:=[.K10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4" office:value-type="string" calcext:value-type="string">
            <text:p>Cicrano</text:p>
          </table:table-cell>
          <table:table-cell table:style-name="ce30" table:formula="of:=[$'Cicrano Burndown'.B9]" office:value-type="float" office:value="1.75" calcext:value-type="float">
            <text:p>1,75</text:p>
          </table:table-cell>
          <table:table-cell table:style-name="ce36" table:formula="of:=[$'Cicrano Burndown'.C9]" office:value-type="float" office:value="0" calcext:value-type="float">
            <text:p>0,00</text:p>
          </table:table-cell>
          <table:table-cell table:style-name="ce39" table:formula="of:=[$'Cicrano Burndown'.D9]" office:value-type="float" office:value="0" calcext:value-type="float">
            <text:p>0,00</text:p>
          </table:table-cell>
          <table:table-cell table:style-name="ce42" table:formula="of:=[$'Cicrano Burndown'.E9]" office:value-type="float" office:value="0" calcext:value-type="float">
            <text:p>0,00</text:p>
          </table:table-cell>
          <table:table-cell table:style-name="ce46" table:formula="of:=[$'Cicrano Burndown'.F9]" office:value-type="float" office:value="0" calcext:value-type="float">
            <text:p>0,00</text:p>
          </table:table-cell>
          <table:table-cell table:style-name="ce49" table:formula="of:=[$'Cicrano Burndown'.G9]" office:value-type="float" office:value="0" calcext:value-type="float">
            <text:p>0,00</text:p>
          </table:table-cell>
          <table:table-cell table:style-name="ce52" table:formula="of:=[$'Cicrano Burndown'.H9]" office:value-type="float" office:value="0" calcext:value-type="float">
            <text:p>0,00</text:p>
          </table:table-cell>
          <table:table-cell table:style-name="ce55" table:formula="of:=[$'Cicrano Burndown'.I9]" office:value-type="float" office:value="0" calcext:value-type="float">
            <text:p>0,00</text:p>
          </table:table-cell>
          <table:table-cell table:style-name="ce58" table:formula="of:=[$'Cicrano Burndown'.J9]" office:value-type="float" office:value="0" calcext:value-type="float">
            <text:p>0,00</text:p>
          </table:table-cell>
          <table:table-cell table:style-name="ce64" table:formula="of:=SUM([.C11:.J11])" office:value-type="float" office:value="0" calcext:value-type="float">
            <text:p>0,00</text:p>
          </table:table-cell>
          <table:table-cell table:style-name="ce69" table:formula="of:=[.K11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4" office:value-type="string" calcext:value-type="string">
            <text:p>Beltrano</text:p>
          </table:table-cell>
          <table:table-cell table:style-name="ce31" table:formula="of:=[$'Beltrano Burndown'.B9]" office:value-type="float" office:value="1.5" calcext:value-type="float">
            <text:p>1,50</text:p>
          </table:table-cell>
          <table:table-cell table:style-name="ce37" table:formula="of:=[$'Beltrano Burndown'.C9]" office:value-type="float" office:value="0" calcext:value-type="float">
            <text:p>0,00</text:p>
          </table:table-cell>
          <table:table-cell table:style-name="ce40" table:formula="of:=[$'Beltrano Burndown'.D9]" office:value-type="float" office:value="0" calcext:value-type="float">
            <text:p>0,00</text:p>
          </table:table-cell>
          <table:table-cell table:style-name="ce43" table:formula="of:=[$'Beltrano Burndown'.E9]" office:value-type="float" office:value="0" calcext:value-type="float">
            <text:p>0,00</text:p>
          </table:table-cell>
          <table:table-cell table:style-name="ce47" table:formula="of:=[$'Beltrano Burndown'.F9]" office:value-type="float" office:value="0" calcext:value-type="float">
            <text:p>0,00</text:p>
          </table:table-cell>
          <table:table-cell table:style-name="ce50" table:formula="of:=[$'Beltrano Burndown'.G9]" office:value-type="float" office:value="0" calcext:value-type="float">
            <text:p>0,00</text:p>
          </table:table-cell>
          <table:table-cell table:style-name="ce53" table:formula="of:=[$'Beltrano Burndown'.H9]" office:value-type="float" office:value="0" calcext:value-type="float">
            <text:p>0,00</text:p>
          </table:table-cell>
          <table:table-cell table:style-name="ce56" table:formula="of:=[$'Beltrano Burndown'.I9]" office:value-type="float" office:value="0" calcext:value-type="float">
            <text:p>0,00</text:p>
          </table:table-cell>
          <table:table-cell table:style-name="ce59" table:formula="of:=[$'Beltrano Burndown'.J9]" office:value-type="float" office:value="0" calcext:value-type="float">
            <text:p>0,00</text:p>
          </table:table-cell>
          <table:table-cell table:style-name="ce65" table:formula="of:=SUM([.C12:.J12])" office:value-type="float" office:value="0" calcext:value-type="float">
            <text:p>0,00</text:p>
          </table:table-cell>
          <table:table-cell table:style-name="ce70" table:formula="of:=[.K12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1">
          <table:table-cell>
            <draw:frame table:end-cell-address="'Sprint Burndown'.L27" table:end-x="14.83mm" table:end-y="4.68mm" draw:z-index="0" draw:name="Chart 1" draw:style-name="gr1" draw:text-style-name="P1" svg:width="316.66mm" svg:height="80.39mm" svg:x="4.04mm" svg:y="2.09mm">
              <loext:p draw:notify-on-update-of-ranges="'Sprint Burndown'.B3:'Sprint Burndown'.J3 'Sprint Burndown'.A5:'Sprint Burndown'.A5 'Sprint Burndown'.B5:'Sprint Burndown'.J5 'Sprint Burndown'.A6:'Sprint Burndown'.A6 'Sprint Burndown'.B6:'Sprint Burndown'.J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Sprint Burndown'.C10:'Sprint Burndown'.C10">
            <calcext:condition calcext:apply-style-name="ConditionalStyle_1" calcext:value="formula-is(LEN(TRIM([.C10]))=0)" calcext:base-cell-address="'Sprint Burndown'.C10"/>
          </calcext:conditional-format>
          <calcext:conditional-format calcext:target-range-address="'Sprint Burndown'.C10:'Sprint Burndown'.C10">
            <calcext:condition calcext:apply-style-name="ConditionalStyle_1" calcext:value="=0" calcext:base-cell-address="'Sprint Burndown'.C10"/>
          </calcext:conditional-format>
          <calcext:conditional-format calcext:target-range-address="'Sprint Burndown'.C10:'Sprint Burndown'.C10">
            <calcext:condition calcext:apply-style-name="ConditionalStyle_2" calcext:value="!=0" calcext:base-cell-address="'Sprint Burndown'.C10"/>
          </calcext:conditional-format>
          <calcext:conditional-format calcext:target-range-address="'Sprint Burndown'.B10:'Sprint Burndown'.B12">
            <calcext:condition calcext:apply-style-name="ConditionalStyle_1" calcext:value="formula-is(LEN(TRIM([.B10]))=0)" calcext:base-cell-address="'Sprint Burndown'.B10"/>
          </calcext:conditional-format>
          <calcext:conditional-format calcext:target-range-address="'Sprint Burndown'.B10:'Sprint Burndown'.B12">
            <calcext:condition calcext:apply-style-name="ConditionalStyle_3" calcext:value="not-contains-text(&quot;9875894754())(&quot;)" calcext:base-cell-address="'Sprint Burndown'.B10"/>
          </calcext:conditional-format>
          <calcext:conditional-format calcext:target-range-address="'Sprint Burndown'.K5:'Sprint Burndown'.K5">
            <calcext:condition calcext:apply-style-name="ConditionalStyle_1" calcext:value="formula-is(LEN(TRIM([.K5]))=0)" calcext:base-cell-address="'Sprint Burndown'.K5"/>
          </calcext:conditional-format>
          <calcext:conditional-format calcext:target-range-address="'Sprint Burndown'.K5:'Sprint Burndown'.K5">
            <calcext:condition calcext:apply-style-name="ConditionalStyle_1" calcext:value="=0" calcext:base-cell-address="'Sprint Burndown'.K5"/>
          </calcext:conditional-format>
          <calcext:conditional-format calcext:target-range-address="'Sprint Burndown'.K5:'Sprint Burndown'.K5">
            <calcext:condition calcext:apply-style-name="ConditionalStyle_2" calcext:value="!=0" calcext:base-cell-address="'Sprint Burndown'.K5"/>
          </calcext:conditional-format>
          <calcext:conditional-format calcext:target-range-address="'Sprint Burndown'.K5:'Sprint Burndown'.K5">
            <calcext:condition calcext:apply-style-name="ConditionalStyle_1" calcext:value="formula-is(LEN(TRIM([.K5]))=0)" calcext:base-cell-address="'Sprint Burndown'.K5"/>
          </calcext:conditional-format>
          <calcext:conditional-format calcext:target-range-address="'Sprint Burndown'.K5:'Sprint Burndown'.K5">
            <calcext:condition calcext:apply-style-name="ConditionalStyle_1" calcext:value="=0" calcext:base-cell-address="'Sprint Burndown'.K5"/>
          </calcext:conditional-format>
          <calcext:conditional-format calcext:target-range-address="'Sprint Burndown'.K5:'Sprint Burndown'.K5">
            <calcext:condition calcext:apply-style-name="ConditionalStyle_2" calcext:value="!=0" calcext:base-cell-address="'Sprint Burndown'.K5"/>
          </calcext:conditional-format>
          <calcext:conditional-format calcext:target-range-address="'Sprint Burndown'.K6:'Sprint Burndown'.K6">
            <calcext:condition calcext:apply-style-name="ConditionalStyle_1" calcext:value="formula-is(LEN(TRIM([.K6]))=0)" calcext:base-cell-address="'Sprint Burndown'.K6"/>
          </calcext:conditional-format>
          <calcext:conditional-format calcext:target-range-address="'Sprint Burndown'.K6:'Sprint Burndown'.K6">
            <calcext:condition calcext:apply-style-name="ConditionalStyle_1" calcext:value="=0" calcext:base-cell-address="'Sprint Burndown'.K6"/>
          </calcext:conditional-format>
          <calcext:conditional-format calcext:target-range-address="'Sprint Burndown'.K6:'Sprint Burndown'.K6">
            <calcext:condition calcext:apply-style-name="ConditionalStyle_2" calcext:value="!=0" calcext:base-cell-address="'Sprint Burndown'.K6"/>
          </calcext:conditional-format>
          <calcext:conditional-format calcext:target-range-address="'Sprint Burndown'.K6:'Sprint Burndown'.K6">
            <calcext:condition calcext:apply-style-name="ConditionalStyle_1" calcext:value="formula-is(LEN(TRIM([.K6]))=0)" calcext:base-cell-address="'Sprint Burndown'.K6"/>
          </calcext:conditional-format>
          <calcext:conditional-format calcext:target-range-address="'Sprint Burndown'.K6:'Sprint Burndown'.K6">
            <calcext:condition calcext:apply-style-name="ConditionalStyle_1" calcext:value="=0" calcext:base-cell-address="'Sprint Burndown'.K6"/>
          </calcext:conditional-format>
          <calcext:conditional-format calcext:target-range-address="'Sprint Burndown'.K6:'Sprint Burndown'.K6">
            <calcext:condition calcext:apply-style-name="ConditionalStyle_2" calcext:value="!=0" calcext:base-cell-address="'Sprint Burndown'.K6"/>
          </calcext:conditional-format>
          <calcext:conditional-format calcext:target-range-address="'Sprint Burndown'.L6:'Sprint Burndown'.L6">
            <calcext:condition calcext:apply-style-name="ConditionalStyle_1" calcext:value="formula-is(LEN(TRIM([.L6]))=0)" calcext:base-cell-address="'Sprint Burndown'.L6"/>
          </calcext:conditional-format>
          <calcext:conditional-format calcext:target-range-address="'Sprint Burndown'.L6:'Sprint Burndown'.L6">
            <calcext:condition calcext:apply-style-name="ConditionalStyle_1" calcext:value="=0" calcext:base-cell-address="'Sprint Burndown'.L6"/>
          </calcext:conditional-format>
          <calcext:conditional-format calcext:target-range-address="'Sprint Burndown'.L6:'Sprint Burndown'.L6">
            <calcext:condition calcext:apply-style-name="ConditionalStyle_2" calcext:value="!=0" calcext:base-cell-address="'Sprint Burndown'.L6"/>
          </calcext:conditional-format>
          <calcext:conditional-format calcext:target-range-address="'Sprint Burndown'.L6:'Sprint Burndown'.L6">
            <calcext:condition calcext:apply-style-name="ConditionalStyle_1" calcext:value="formula-is(LEN(TRIM([.L6]))=0)" calcext:base-cell-address="'Sprint Burndown'.L6"/>
          </calcext:conditional-format>
          <calcext:conditional-format calcext:target-range-address="'Sprint Burndown'.L6:'Sprint Burndown'.L6">
            <calcext:condition calcext:apply-style-name="ConditionalStyle_1" calcext:value="=0" calcext:base-cell-address="'Sprint Burndown'.L6"/>
          </calcext:conditional-format>
          <calcext:conditional-format calcext:target-range-address="'Sprint Burndown'.L6:'Sprint Burndown'.L6">
            <calcext:condition calcext:apply-style-name="ConditionalStyle_2" calcext:value="!=0" calcext:base-cell-address="'Sprint Burndown'.L6"/>
          </calcext:conditional-format>
          <calcext:conditional-format calcext:target-range-address="'Sprint Burndown'.L5:'Sprint Burndown'.L5">
            <calcext:condition calcext:apply-style-name="ConditionalStyle_1" calcext:value="formula-is(LEN(TRIM([.L5]))=0)" calcext:base-cell-address="'Sprint Burndown'.L5"/>
          </calcext:conditional-format>
          <calcext:conditional-format calcext:target-range-address="'Sprint Burndown'.L5:'Sprint Burndown'.L5">
            <calcext:condition calcext:apply-style-name="ConditionalStyle_1" calcext:value="=0" calcext:base-cell-address="'Sprint Burndown'.L5"/>
          </calcext:conditional-format>
          <calcext:conditional-format calcext:target-range-address="'Sprint Burndown'.L5:'Sprint Burndown'.L5">
            <calcext:condition calcext:apply-style-name="ConditionalStyle_2" calcext:value="!=0" calcext:base-cell-address="'Sprint Burndown'.L5"/>
          </calcext:conditional-format>
          <calcext:conditional-format calcext:target-range-address="'Sprint Burndown'.L5:'Sprint Burndown'.L5">
            <calcext:condition calcext:apply-style-name="ConditionalStyle_1" calcext:value="formula-is(LEN(TRIM([.L5]))=0)" calcext:base-cell-address="'Sprint Burndown'.L5"/>
          </calcext:conditional-format>
          <calcext:conditional-format calcext:target-range-address="'Sprint Burndown'.L5:'Sprint Burndown'.L5">
            <calcext:condition calcext:apply-style-name="ConditionalStyle_1" calcext:value="=0" calcext:base-cell-address="'Sprint Burndown'.L5"/>
          </calcext:conditional-format>
          <calcext:conditional-format calcext:target-range-address="'Sprint Burndown'.L5:'Sprint Burndown'.L5">
            <calcext:condition calcext:apply-style-name="ConditionalStyle_2" calcext:value="!=0" calcext:base-cell-address="'Sprint Burndown'.L5"/>
          </calcext:conditional-format>
          <calcext:conditional-format calcext:target-range-address="'Sprint Burndown'.K10:'Sprint Burndown'.K10">
            <calcext:condition calcext:apply-style-name="ConditionalStyle_1" calcext:value="formula-is(LEN(TRIM([.K10]))=0)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1" calcext:value="=0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2" calcext:value="!=0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1" calcext:value="formula-is(LEN(TRIM([.K10]))=0)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1" calcext:value="=0" calcext:base-cell-address="'Sprint Burndown'.K10"/>
          </calcext:conditional-format>
          <calcext:conditional-format calcext:target-range-address="'Sprint Burndown'.K10:'Sprint Burndown'.K10">
            <calcext:condition calcext:apply-style-name="ConditionalStyle_2" calcext:value="!=0" calcext:base-cell-address="'Sprint Burndown'.K10"/>
          </calcext:conditional-format>
          <calcext:conditional-format calcext:target-range-address="'Sprint Burndown'.K11:'Sprint Burndown'.K11">
            <calcext:condition calcext:apply-style-name="ConditionalStyle_1" calcext:value="formula-is(LEN(TRIM([.K11]))=0)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1" calcext:value="=0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2" calcext:value="!=0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1" calcext:value="formula-is(LEN(TRIM([.K11]))=0)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1" calcext:value="=0" calcext:base-cell-address="'Sprint Burndown'.K11"/>
          </calcext:conditional-format>
          <calcext:conditional-format calcext:target-range-address="'Sprint Burndown'.K11:'Sprint Burndown'.K11">
            <calcext:condition calcext:apply-style-name="ConditionalStyle_2" calcext:value="!=0" calcext:base-cell-address="'Sprint Burndown'.K11"/>
          </calcext:conditional-format>
          <calcext:conditional-format calcext:target-range-address="'Sprint Burndown'.K12:'Sprint Burndown'.K12">
            <calcext:condition calcext:apply-style-name="ConditionalStyle_1" calcext:value="formula-is(LEN(TRIM([.K12]))=0)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1" calcext:value="=0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2" calcext:value="!=0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1" calcext:value="formula-is(LEN(TRIM([.K12]))=0)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1" calcext:value="=0" calcext:base-cell-address="'Sprint Burndown'.K12"/>
          </calcext:conditional-format>
          <calcext:conditional-format calcext:target-range-address="'Sprint Burndown'.K12:'Sprint Burndown'.K12">
            <calcext:condition calcext:apply-style-name="ConditionalStyle_2" calcext:value="!=0" calcext:base-cell-address="'Sprint Burndown'.K12"/>
          </calcext:conditional-format>
          <calcext:conditional-format calcext:target-range-address="'Sprint Burndown'.L10:'Sprint Burndown'.L10">
            <calcext:condition calcext:apply-style-name="ConditionalStyle_1" calcext:value="formula-is(LEN(TRIM([.L10]))=0)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1" calcext:value="=0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2" calcext:value="!=0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1" calcext:value="formula-is(LEN(TRIM([.L10]))=0)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1" calcext:value="=0" calcext:base-cell-address="'Sprint Burndown'.L10"/>
          </calcext:conditional-format>
          <calcext:conditional-format calcext:target-range-address="'Sprint Burndown'.L10:'Sprint Burndown'.L10">
            <calcext:condition calcext:apply-style-name="ConditionalStyle_2" calcext:value="!=0" calcext:base-cell-address="'Sprint Burndown'.L10"/>
          </calcext:conditional-format>
          <calcext:conditional-format calcext:target-range-address="'Sprint Burndown'.L11:'Sprint Burndown'.L11">
            <calcext:condition calcext:apply-style-name="ConditionalStyle_1" calcext:value="formula-is(LEN(TRIM([.L11]))=0)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1" calcext:value="=0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2" calcext:value="!=0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1" calcext:value="formula-is(LEN(TRIM([.L11]))=0)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1" calcext:value="=0" calcext:base-cell-address="'Sprint Burndown'.L11"/>
          </calcext:conditional-format>
          <calcext:conditional-format calcext:target-range-address="'Sprint Burndown'.L11:'Sprint Burndown'.L11">
            <calcext:condition calcext:apply-style-name="ConditionalStyle_2" calcext:value="!=0" calcext:base-cell-address="'Sprint Burndown'.L11"/>
          </calcext:conditional-format>
          <calcext:conditional-format calcext:target-range-address="'Sprint Burndown'.L12:'Sprint Burndown'.L12">
            <calcext:condition calcext:apply-style-name="ConditionalStyle_1" calcext:value="formula-is(LEN(TRIM([.L12]))=0)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1" calcext:value="=0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2" calcext:value="!=0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1" calcext:value="formula-is(LEN(TRIM([.L12]))=0)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1" calcext:value="=0" calcext:base-cell-address="'Sprint Burndown'.L12"/>
          </calcext:conditional-format>
          <calcext:conditional-format calcext:target-range-address="'Sprint Burndown'.L12:'Sprint Burndown'.L12">
            <calcext:condition calcext:apply-style-name="ConditionalStyle_2" calcext:value="!=0" calcext:base-cell-address="'Sprint Burndown'.L12"/>
          </calcext:conditional-format>
          <calcext:conditional-format calcext:target-range-address="'Sprint Burndown'.D10:'Sprint Burndown'.D10">
            <calcext:condition calcext:apply-style-name="ConditionalStyle_1" calcext:value="formula-is(LEN(TRIM([.D10]))=0)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1" calcext:value="=0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2" calcext:value="!=0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1" calcext:value="formula-is(LEN(TRIM([.D10]))=0)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1" calcext:value="=0" calcext:base-cell-address="'Sprint Burndown'.D10"/>
          </calcext:conditional-format>
          <calcext:conditional-format calcext:target-range-address="'Sprint Burndown'.D10:'Sprint Burndown'.D10">
            <calcext:condition calcext:apply-style-name="ConditionalStyle_2" calcext:value="!=0" calcext:base-cell-address="'Sprint Burndown'.D10"/>
          </calcext:conditional-format>
          <calcext:conditional-format calcext:target-range-address="'Sprint Burndown'.E10:'Sprint Burndown'.E10">
            <calcext:condition calcext:apply-style-name="ConditionalStyle_1" calcext:value="formula-is(LEN(TRIM([.E10]))=0)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1" calcext:value="=0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2" calcext:value="!=0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1" calcext:value="formula-is(LEN(TRIM([.E10]))=0)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1" calcext:value="=0" calcext:base-cell-address="'Sprint Burndown'.E10"/>
          </calcext:conditional-format>
          <calcext:conditional-format calcext:target-range-address="'Sprint Burndown'.E10:'Sprint Burndown'.E10">
            <calcext:condition calcext:apply-style-name="ConditionalStyle_2" calcext:value="!=0" calcext:base-cell-address="'Sprint Burndown'.E10"/>
          </calcext:conditional-format>
          <calcext:conditional-format calcext:target-range-address="'Sprint Burndown'.F10:'Sprint Burndown'.F10">
            <calcext:condition calcext:apply-style-name="ConditionalStyle_1" calcext:value="formula-is(LEN(TRIM([.F10]))=0)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1" calcext:value="=0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2" calcext:value="!=0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1" calcext:value="formula-is(LEN(TRIM([.F10]))=0)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1" calcext:value="=0" calcext:base-cell-address="'Sprint Burndown'.F10"/>
          </calcext:conditional-format>
          <calcext:conditional-format calcext:target-range-address="'Sprint Burndown'.F10:'Sprint Burndown'.F10">
            <calcext:condition calcext:apply-style-name="ConditionalStyle_2" calcext:value="!=0" calcext:base-cell-address="'Sprint Burndown'.F10"/>
          </calcext:conditional-format>
          <calcext:conditional-format calcext:target-range-address="'Sprint Burndown'.G10:'Sprint Burndown'.G10">
            <calcext:condition calcext:apply-style-name="ConditionalStyle_1" calcext:value="formula-is(LEN(TRIM([.G10]))=0)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1" calcext:value="=0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2" calcext:value="!=0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1" calcext:value="formula-is(LEN(TRIM([.G10]))=0)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1" calcext:value="=0" calcext:base-cell-address="'Sprint Burndown'.G10"/>
          </calcext:conditional-format>
          <calcext:conditional-format calcext:target-range-address="'Sprint Burndown'.G10:'Sprint Burndown'.G10">
            <calcext:condition calcext:apply-style-name="ConditionalStyle_2" calcext:value="!=0" calcext:base-cell-address="'Sprint Burndown'.G10"/>
          </calcext:conditional-format>
          <calcext:conditional-format calcext:target-range-address="'Sprint Burndown'.H10:'Sprint Burndown'.H10">
            <calcext:condition calcext:apply-style-name="ConditionalStyle_1" calcext:value="formula-is(LEN(TRIM([.H10]))=0)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1" calcext:value="=0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2" calcext:value="!=0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1" calcext:value="formula-is(LEN(TRIM([.H10]))=0)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1" calcext:value="=0" calcext:base-cell-address="'Sprint Burndown'.H10"/>
          </calcext:conditional-format>
          <calcext:conditional-format calcext:target-range-address="'Sprint Burndown'.H10:'Sprint Burndown'.H10">
            <calcext:condition calcext:apply-style-name="ConditionalStyle_2" calcext:value="!=0" calcext:base-cell-address="'Sprint Burndown'.H10"/>
          </calcext:conditional-format>
          <calcext:conditional-format calcext:target-range-address="'Sprint Burndown'.I10:'Sprint Burndown'.I10">
            <calcext:condition calcext:apply-style-name="ConditionalStyle_1" calcext:value="formula-is(LEN(TRIM([.I10]))=0)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1" calcext:value="=0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2" calcext:value="!=0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1" calcext:value="formula-is(LEN(TRIM([.I10]))=0)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1" calcext:value="=0" calcext:base-cell-address="'Sprint Burndown'.I10"/>
          </calcext:conditional-format>
          <calcext:conditional-format calcext:target-range-address="'Sprint Burndown'.I10:'Sprint Burndown'.I10">
            <calcext:condition calcext:apply-style-name="ConditionalStyle_2" calcext:value="!=0" calcext:base-cell-address="'Sprint Burndown'.I10"/>
          </calcext:conditional-format>
          <calcext:conditional-format calcext:target-range-address="'Sprint Burndown'.J10:'Sprint Burndown'.J10">
            <calcext:condition calcext:apply-style-name="ConditionalStyle_1" calcext:value="formula-is(LEN(TRIM([.J10]))=0)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1" calcext:value="=0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2" calcext:value="!=0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1" calcext:value="formula-is(LEN(TRIM([.J10]))=0)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1" calcext:value="=0" calcext:base-cell-address="'Sprint Burndown'.J10"/>
          </calcext:conditional-format>
          <calcext:conditional-format calcext:target-range-address="'Sprint Burndown'.J10:'Sprint Burndown'.J10">
            <calcext:condition calcext:apply-style-name="ConditionalStyle_2" calcext:value="!=0" calcext:base-cell-address="'Sprint Burndown'.J10"/>
          </calcext:conditional-format>
          <calcext:conditional-format calcext:target-range-address="'Sprint Burndown'.C11:'Sprint Burndown'.C11">
            <calcext:condition calcext:apply-style-name="ConditionalStyle_1" calcext:value="formula-is(LEN(TRIM([.C11]))=0)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1" calcext:value="=0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2" calcext:value="!=0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1" calcext:value="formula-is(LEN(TRIM([.C11]))=0)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1" calcext:value="=0" calcext:base-cell-address="'Sprint Burndown'.C11"/>
          </calcext:conditional-format>
          <calcext:conditional-format calcext:target-range-address="'Sprint Burndown'.C11:'Sprint Burndown'.C11">
            <calcext:condition calcext:apply-style-name="ConditionalStyle_2" calcext:value="!=0" calcext:base-cell-address="'Sprint Burndown'.C11"/>
          </calcext:conditional-format>
          <calcext:conditional-format calcext:target-range-address="'Sprint Burndown'.C12:'Sprint Burndown'.C12">
            <calcext:condition calcext:apply-style-name="ConditionalStyle_1" calcext:value="formula-is(LEN(TRIM([.C12]))=0)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1" calcext:value="=0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2" calcext:value="!=0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1" calcext:value="formula-is(LEN(TRIM([.C12]))=0)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1" calcext:value="=0" calcext:base-cell-address="'Sprint Burndown'.C12"/>
          </calcext:conditional-format>
          <calcext:conditional-format calcext:target-range-address="'Sprint Burndown'.C12:'Sprint Burndown'.C12">
            <calcext:condition calcext:apply-style-name="ConditionalStyle_2" calcext:value="!=0" calcext:base-cell-address="'Sprint Burndown'.C12"/>
          </calcext:conditional-format>
          <calcext:conditional-format calcext:target-range-address="'Sprint Burndown'.D11:'Sprint Burndown'.D11">
            <calcext:condition calcext:apply-style-name="ConditionalStyle_1" calcext:value="formula-is(LEN(TRIM([.D11]))=0)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1" calcext:value="=0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2" calcext:value="!=0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1" calcext:value="formula-is(LEN(TRIM([.D11]))=0)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1" calcext:value="=0" calcext:base-cell-address="'Sprint Burndown'.D11"/>
          </calcext:conditional-format>
          <calcext:conditional-format calcext:target-range-address="'Sprint Burndown'.D11:'Sprint Burndown'.D11">
            <calcext:condition calcext:apply-style-name="ConditionalStyle_2" calcext:value="!=0" calcext:base-cell-address="'Sprint Burndown'.D11"/>
          </calcext:conditional-format>
          <calcext:conditional-format calcext:target-range-address="'Sprint Burndown'.E11:'Sprint Burndown'.E11">
            <calcext:condition calcext:apply-style-name="ConditionalStyle_1" calcext:value="formula-is(LEN(TRIM([.E11]))=0)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1" calcext:value="=0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2" calcext:value="!=0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1" calcext:value="formula-is(LEN(TRIM([.E11]))=0)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1" calcext:value="=0" calcext:base-cell-address="'Sprint Burndown'.E11"/>
          </calcext:conditional-format>
          <calcext:conditional-format calcext:target-range-address="'Sprint Burndown'.E11:'Sprint Burndown'.E11">
            <calcext:condition calcext:apply-style-name="ConditionalStyle_2" calcext:value="!=0" calcext:base-cell-address="'Sprint Burndown'.E11"/>
          </calcext:conditional-format>
          <calcext:conditional-format calcext:target-range-address="'Sprint Burndown'.F11:'Sprint Burndown'.F11">
            <calcext:condition calcext:apply-style-name="ConditionalStyle_1" calcext:value="formula-is(LEN(TRIM([.F11]))=0)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1" calcext:value="=0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2" calcext:value="!=0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1" calcext:value="formula-is(LEN(TRIM([.F11]))=0)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1" calcext:value="=0" calcext:base-cell-address="'Sprint Burndown'.F11"/>
          </calcext:conditional-format>
          <calcext:conditional-format calcext:target-range-address="'Sprint Burndown'.F11:'Sprint Burndown'.F11">
            <calcext:condition calcext:apply-style-name="ConditionalStyle_2" calcext:value="!=0" calcext:base-cell-address="'Sprint Burndown'.F11"/>
          </calcext:conditional-format>
          <calcext:conditional-format calcext:target-range-address="'Sprint Burndown'.G11:'Sprint Burndown'.G11">
            <calcext:condition calcext:apply-style-name="ConditionalStyle_1" calcext:value="formula-is(LEN(TRIM([.G11]))=0)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1" calcext:value="=0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2" calcext:value="!=0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1" calcext:value="formula-is(LEN(TRIM([.G11]))=0)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1" calcext:value="=0" calcext:base-cell-address="'Sprint Burndown'.G11"/>
          </calcext:conditional-format>
          <calcext:conditional-format calcext:target-range-address="'Sprint Burndown'.G11:'Sprint Burndown'.G11">
            <calcext:condition calcext:apply-style-name="ConditionalStyle_2" calcext:value="!=0" calcext:base-cell-address="'Sprint Burndown'.G11"/>
          </calcext:conditional-format>
          <calcext:conditional-format calcext:target-range-address="'Sprint Burndown'.H11:'Sprint Burndown'.H11">
            <calcext:condition calcext:apply-style-name="ConditionalStyle_1" calcext:value="formula-is(LEN(TRIM([.H11]))=0)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1" calcext:value="=0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2" calcext:value="!=0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1" calcext:value="formula-is(LEN(TRIM([.H11]))=0)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1" calcext:value="=0" calcext:base-cell-address="'Sprint Burndown'.H11"/>
          </calcext:conditional-format>
          <calcext:conditional-format calcext:target-range-address="'Sprint Burndown'.H11:'Sprint Burndown'.H11">
            <calcext:condition calcext:apply-style-name="ConditionalStyle_2" calcext:value="!=0" calcext:base-cell-address="'Sprint Burndown'.H11"/>
          </calcext:conditional-format>
          <calcext:conditional-format calcext:target-range-address="'Sprint Burndown'.I11:'Sprint Burndown'.I11">
            <calcext:condition calcext:apply-style-name="ConditionalStyle_1" calcext:value="formula-is(LEN(TRIM([.I11]))=0)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1" calcext:value="=0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2" calcext:value="!=0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1" calcext:value="formula-is(LEN(TRIM([.I11]))=0)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1" calcext:value="=0" calcext:base-cell-address="'Sprint Burndown'.I11"/>
          </calcext:conditional-format>
          <calcext:conditional-format calcext:target-range-address="'Sprint Burndown'.I11:'Sprint Burndown'.I11">
            <calcext:condition calcext:apply-style-name="ConditionalStyle_2" calcext:value="!=0" calcext:base-cell-address="'Sprint Burndown'.I11"/>
          </calcext:conditional-format>
          <calcext:conditional-format calcext:target-range-address="'Sprint Burndown'.J11:'Sprint Burndown'.J11">
            <calcext:condition calcext:apply-style-name="ConditionalStyle_1" calcext:value="formula-is(LEN(TRIM([.J11]))=0)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1" calcext:value="=0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2" calcext:value="!=0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1" calcext:value="formula-is(LEN(TRIM([.J11]))=0)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1" calcext:value="=0" calcext:base-cell-address="'Sprint Burndown'.J11"/>
          </calcext:conditional-format>
          <calcext:conditional-format calcext:target-range-address="'Sprint Burndown'.J11:'Sprint Burndown'.J11">
            <calcext:condition calcext:apply-style-name="ConditionalStyle_2" calcext:value="!=0" calcext:base-cell-address="'Sprint Burndown'.J11"/>
          </calcext:conditional-format>
          <calcext:conditional-format calcext:target-range-address="'Sprint Burndown'.D12:'Sprint Burndown'.D12">
            <calcext:condition calcext:apply-style-name="ConditionalStyle_1" calcext:value="formula-is(LEN(TRIM([.D12]))=0)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1" calcext:value="=0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2" calcext:value="!=0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1" calcext:value="formula-is(LEN(TRIM([.D12]))=0)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1" calcext:value="=0" calcext:base-cell-address="'Sprint Burndown'.D12"/>
          </calcext:conditional-format>
          <calcext:conditional-format calcext:target-range-address="'Sprint Burndown'.D12:'Sprint Burndown'.D12">
            <calcext:condition calcext:apply-style-name="ConditionalStyle_2" calcext:value="!=0" calcext:base-cell-address="'Sprint Burndown'.D12"/>
          </calcext:conditional-format>
          <calcext:conditional-format calcext:target-range-address="'Sprint Burndown'.E12:'Sprint Burndown'.E12">
            <calcext:condition calcext:apply-style-name="ConditionalStyle_1" calcext:value="formula-is(LEN(TRIM([.E12]))=0)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1" calcext:value="=0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2" calcext:value="!=0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1" calcext:value="formula-is(LEN(TRIM([.E12]))=0)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1" calcext:value="=0" calcext:base-cell-address="'Sprint Burndown'.E12"/>
          </calcext:conditional-format>
          <calcext:conditional-format calcext:target-range-address="'Sprint Burndown'.E12:'Sprint Burndown'.E12">
            <calcext:condition calcext:apply-style-name="ConditionalStyle_2" calcext:value="!=0" calcext:base-cell-address="'Sprint Burndown'.E12"/>
          </calcext:conditional-format>
          <calcext:conditional-format calcext:target-range-address="'Sprint Burndown'.F12:'Sprint Burndown'.F12">
            <calcext:condition calcext:apply-style-name="ConditionalStyle_1" calcext:value="formula-is(LEN(TRIM([.F12]))=0)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1" calcext:value="=0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2" calcext:value="!=0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1" calcext:value="formula-is(LEN(TRIM([.F12]))=0)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1" calcext:value="=0" calcext:base-cell-address="'Sprint Burndown'.F12"/>
          </calcext:conditional-format>
          <calcext:conditional-format calcext:target-range-address="'Sprint Burndown'.F12:'Sprint Burndown'.F12">
            <calcext:condition calcext:apply-style-name="ConditionalStyle_2" calcext:value="!=0" calcext:base-cell-address="'Sprint Burndown'.F12"/>
          </calcext:conditional-format>
          <calcext:conditional-format calcext:target-range-address="'Sprint Burndown'.G12:'Sprint Burndown'.G12">
            <calcext:condition calcext:apply-style-name="ConditionalStyle_1" calcext:value="formula-is(LEN(TRIM([.G12]))=0)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1" calcext:value="=0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2" calcext:value="!=0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1" calcext:value="formula-is(LEN(TRIM([.G12]))=0)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1" calcext:value="=0" calcext:base-cell-address="'Sprint Burndown'.G12"/>
          </calcext:conditional-format>
          <calcext:conditional-format calcext:target-range-address="'Sprint Burndown'.G12:'Sprint Burndown'.G12">
            <calcext:condition calcext:apply-style-name="ConditionalStyle_2" calcext:value="!=0" calcext:base-cell-address="'Sprint Burndown'.G12"/>
          </calcext:conditional-format>
          <calcext:conditional-format calcext:target-range-address="'Sprint Burndown'.H12:'Sprint Burndown'.H12">
            <calcext:condition calcext:apply-style-name="ConditionalStyle_1" calcext:value="formula-is(LEN(TRIM([.H12]))=0)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1" calcext:value="=0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2" calcext:value="!=0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1" calcext:value="formula-is(LEN(TRIM([.H12]))=0)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1" calcext:value="=0" calcext:base-cell-address="'Sprint Burndown'.H12"/>
          </calcext:conditional-format>
          <calcext:conditional-format calcext:target-range-address="'Sprint Burndown'.H12:'Sprint Burndown'.H12">
            <calcext:condition calcext:apply-style-name="ConditionalStyle_2" calcext:value="!=0" calcext:base-cell-address="'Sprint Burndown'.H12"/>
          </calcext:conditional-format>
          <calcext:conditional-format calcext:target-range-address="'Sprint Burndown'.I12:'Sprint Burndown'.I12">
            <calcext:condition calcext:apply-style-name="ConditionalStyle_1" calcext:value="formula-is(LEN(TRIM([.I12]))=0)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1" calcext:value="=0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2" calcext:value="!=0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1" calcext:value="formula-is(LEN(TRIM([.I12]))=0)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1" calcext:value="=0" calcext:base-cell-address="'Sprint Burndown'.I12"/>
          </calcext:conditional-format>
          <calcext:conditional-format calcext:target-range-address="'Sprint Burndown'.I12:'Sprint Burndown'.I12">
            <calcext:condition calcext:apply-style-name="ConditionalStyle_2" calcext:value="!=0" calcext:base-cell-address="'Sprint Burndown'.I12"/>
          </calcext:conditional-format>
          <calcext:conditional-format calcext:target-range-address="'Sprint Burndown'.J12:'Sprint Burndown'.J12">
            <calcext:condition calcext:apply-style-name="ConditionalStyle_1" calcext:value="formula-is(LEN(TRIM([.J12]))=0)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1" calcext:value="=0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2" calcext:value="!=0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1" calcext:value="formula-is(LEN(TRIM([.J12]))=0)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1" calcext:value="=0" calcext:base-cell-address="'Sprint Burndown'.J12"/>
          </calcext:conditional-format>
          <calcext:conditional-format calcext:target-range-address="'Sprint Burndown'.J12:'Sprint Burndown'.J12">
            <calcext:condition calcext:apply-style-name="ConditionalStyle_2" calcext:value="!=0" calcext:base-cell-address="'Sprint Burndown'.J12"/>
          </calcext:conditional-format>
        </calcext:conditional-formats>
      </table:table>
      <table:table table:name="Fulano Burndown" table:style-name="ta3">
        <office:forms form:automatic-focus="false" form:apply-design-mode="false"/>
        <table:table-column table:style-name="co17" table:default-cell-style-name="ce4"/>
        <table:table-column table:style-name="co18" table:default-cell-style-name="ce4"/>
        <table:table-column table:style-name="co19" table:number-columns-repeated="8" table:default-cell-style-name="ce4"/>
        <table:table-column table:style-name="co20" table:default-cell-style-name="ce4"/>
        <table:table-column table:style-name="co21" table:default-cell-style-name="ce4"/>
        <table:table-column table:style-name="co7" table:number-columns-repeated="1012" table:default-cell-style-name="ce4"/>
        <table:table-row table:style-name="ro2">
          <table:table-cell table:style-name="ce18" table:number-columns-spanned="2" table:number-rows-spanned="1"/>
          <table:covered-table-cell table:style-name="ce18"/>
          <table:table-cell table:style-name="ce18" office:value-type="string" calcext:value-type="string" table:number-columns-spanned="10" table:number-rows-spanned="1">
            <text:p>FULANO BURNDOWN DATA</text:p>
          </table:table-cell>
          <table:covered-table-cell table:number-columns-repeated="9" table:style-name="ce18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19" office:value-type="string" calcext:value-type="string">
            <text:p>Dias</text:p>
          </table:table-cell>
          <table:table-cell table:style-name="ce25" office:value-type="string" calcext:value-type="string">
            <text:p>Planejado</text:p>
          </table:table-cell>
          <table:table-cell table:style-name="ce25" table:formula="of:=[.A3]" office:value-type="float" office:value="8" calcext:value-type="float">
            <text:p>8</text:p>
          </table:table-cell>
          <table:table-cell table:style-name="ce25" table:formula="of:=[.C2]-1" office:value-type="float" office:value="7" calcext:value-type="float">
            <text:p>7</text:p>
          </table:table-cell>
          <table:table-cell table:style-name="ce25" table:formula="of:=[.D2]-1" office:value-type="float" office:value="6" calcext:value-type="float">
            <text:p>6</text:p>
          </table:table-cell>
          <table:table-cell table:style-name="ce25" table:formula="of:=[.E2]-1" office:value-type="float" office:value="5" calcext:value-type="float">
            <text:p>5</text:p>
          </table:table-cell>
          <table:table-cell table:style-name="ce25" table:formula="of:=[.F2]-1" office:value-type="float" office:value="4" calcext:value-type="float">
            <text:p>4</text:p>
          </table:table-cell>
          <table:table-cell table:style-name="ce25" table:formula="of:=[.G2]-1" office:value-type="float" office:value="3" calcext:value-type="float">
            <text:p>3</text:p>
          </table:table-cell>
          <table:table-cell table:style-name="ce25" table:formula="of:=[.H2]-1" office:value-type="float" office:value="2" calcext:value-type="float">
            <text:p>2</text:p>
          </table:table-cell>
          <table:table-cell table:style-name="ce25" table:formula="of:=[.I2]-1" office:value-type="float" office:value="1" calcext:value-type="float">
            <text:p>1</text:p>
          </table:table-cell>
          <table:table-cell table:style-name="ce60" table:number-columns-repeated="2"/>
          <table:table-cell table:style-name="ce22" table:number-columns-repeated="7"/>
          <table:table-cell table:number-columns-repeated="1005"/>
        </table:table-row>
        <table:table-row table:style-name="ro3">
          <table:table-cell table:style-name="ce20" office:value-type="float" office:value="8" calcext:value-type="float" table:number-columns-spanned="1" table:number-rows-spanned="2">
            <text:p>8</text:p>
          </table:table-cell>
          <table:table-cell table:style-name="ce26" office:value-type="string" calcext:value-type="string" table:number-columns-spanned="1" table:number-rows-spanned="2">
            <text:p>(hrs)</text:p>
          </table:table-cell>
          <table:table-cell table:style-name="ce77" office:value-type="string" calcext:value-type="string" table:number-columns-spanned="1" table:number-rows-spanned="2">
            <text:p>Terça</text:p>
            <text:p>13/09/2016</text:p>
          </table:table-cell>
          <table:table-cell table:style-name="ce77" office:value-type="string" calcext:value-type="string" table:number-columns-spanned="1" table:number-rows-spanned="2">
            <text:p>Quarta</text:p>
            <text:p>14/09/2016</text:p>
          </table:table-cell>
          <table:table-cell table:style-name="ce77" office:value-type="string" calcext:value-type="string" table:number-columns-spanned="1" table:number-rows-spanned="2">
            <text:p>Quinta</text:p>
            <text:p>15/09/2016</text:p>
          </table:table-cell>
          <table:table-cell table:style-name="ce80" office:value-type="string" calcext:value-type="string" table:number-columns-spanned="1" table:number-rows-spanned="2">
            <text:p>Sexta</text:p>
            <text:p>16/09/2016</text:p>
          </table:table-cell>
          <table:table-cell table:style-name="ce80" office:value-type="string" calcext:value-type="string" table:number-columns-spanned="1" table:number-rows-spanned="2">
            <text:p>Sábado</text:p>
            <text:p>17/09/2016</text:p>
          </table:table-cell>
          <table:table-cell table:style-name="ce80" office:value-type="string" calcext:value-type="string" table:number-columns-spanned="1" table:number-rows-spanned="2">
            <text:p>Domingo</text:p>
            <text:p>18/09/2016</text:p>
          </table:table-cell>
          <table:table-cell table:style-name="ce80" office:value-type="string" calcext:value-type="string" table:number-columns-spanned="1" table:number-rows-spanned="2">
            <text:p>Segunda</text:p>
            <text:p>19/09/2016</text:p>
          </table:table-cell>
          <table:table-cell table:style-name="ce80" office:value-type="string" calcext:value-type="string" table:number-columns-spanned="1" table:number-rows-spanned="2">
            <text:p>Terça</text:p>
            <text:p>20/09/2016</text:p>
          </table:table-cell>
          <table:table-cell table:style-name="ce26" office:value-type="string" calcext:value-type="string" table:number-columns-spanned="1" table:number-rows-spanned="2">
            <text:p>TOTAL</text:p>
          </table:table-cell>
          <table:table-cell table:style-name="ce26" office:value-type="string" calcext:value-type="string" table:number-columns-spanned="1" table:number-rows-spanned="2">
            <text:p>MÉDIA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covered-table-cell table:style-name="ce20"/>
          <table:covered-table-cell table:style-name="ce26"/>
          <table:covered-table-cell table:number-columns-repeated="8" table:style-name="ce77"/>
          <table:covered-table-cell table:number-columns-repeated="2" table:style-name="ce26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1" office:value-type="string" calcext:value-type="string">
            <text:p>Ideal</text:p>
          </table:table-cell>
          <table:table-cell table:style-name="ce27" table:formula="of:=SUMIF([$'Sprint Backlog'.C$1:.C$1048576];&quot;=Fulano&quot;;[$'Sprint Backlog'.D$1:.D$1048576])" office:value-type="float" office:value="24" calcext:value-type="float">
            <text:p>24</text:p>
          </table:table-cell>
          <table:table-cell table:style-name="ce34" table:formula="of:=[.B5]-[.$B9]" office:value-type="float" office:value="21" calcext:value-type="float">
            <text:p>21,00</text:p>
          </table:table-cell>
          <table:table-cell table:style-name="ce34" table:formula="of:=[.C5]-[.$B9]" office:value-type="float" office:value="18" calcext:value-type="float">
            <text:p>18,00</text:p>
          </table:table-cell>
          <table:table-cell table:style-name="ce34" table:formula="of:=[.D5]-[.$B9]" office:value-type="float" office:value="15" calcext:value-type="float">
            <text:p>15,00</text:p>
          </table:table-cell>
          <table:table-cell table:style-name="ce34" table:formula="of:=[.E5]-[.$B9]" office:value-type="float" office:value="12" calcext:value-type="float">
            <text:p>12,00</text:p>
          </table:table-cell>
          <table:table-cell table:style-name="ce34" table:formula="of:=[.F5]-[.$B9]" office:value-type="float" office:value="9" calcext:value-type="float">
            <text:p>9,00</text:p>
          </table:table-cell>
          <table:table-cell table:style-name="ce34" table:formula="of:=[.G5]-[.$B9]" office:value-type="float" office:value="6" calcext:value-type="float">
            <text:p>6,00</text:p>
          </table:table-cell>
          <table:table-cell table:style-name="ce34" table:formula="of:=[.H5]-[.$B9]" office:value-type="float" office:value="3" calcext:value-type="float">
            <text:p>3,00</text:p>
          </table:table-cell>
          <table:table-cell table:style-name="ce34" table:formula="of:=[.I5]-[.$B9]" office:value-type="float" office:value="0" calcext:value-type="float">
            <text:p>0,00</text:p>
          </table:table-cell>
          <table:table-cell table:style-name="ce34" table:formula="of:=SUM([.C5:.J5])" office:value-type="float" office:value="84" calcext:value-type="float">
            <text:p>84,00</text:p>
          </table:table-cell>
          <table:table-cell table:style-name="ce34" table:formula="of:=[.K5]/[.A$3]" office:value-type="float" office:value="10.5" calcext:value-type="float">
            <text:p>10,5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1" office:value-type="string" calcext:value-type="string">
            <text:p>Real</text:p>
          </table:table-cell>
          <table:table-cell table:style-name="ce27" table:formula="of:=[.B5]" office:value-type="float" office:value="24" calcext:value-type="float">
            <text:p>24</text:p>
          </table:table-cell>
          <table:table-cell table:style-name="ce34" table:formula="of:=[.B6]-[.C9]" office:value-type="float" office:value="24" calcext:value-type="float">
            <text:p>24,00</text:p>
          </table:table-cell>
          <table:table-cell table:style-name="ce34" table:formula="of:=[.C6]-[.D9]" office:value-type="float" office:value="24" calcext:value-type="float">
            <text:p>24,00</text:p>
          </table:table-cell>
          <table:table-cell table:style-name="ce34" table:formula="of:=[.D6]-[.E9]" office:value-type="float" office:value="24" calcext:value-type="float">
            <text:p>24,00</text:p>
          </table:table-cell>
          <table:table-cell table:style-name="ce34" table:formula="of:=[.E6]-[.F9]" office:value-type="float" office:value="24" calcext:value-type="float">
            <text:p>24,00</text:p>
          </table:table-cell>
          <table:table-cell table:style-name="ce34" table:formula="of:=[.F6]-[.G9]" office:value-type="float" office:value="24" calcext:value-type="float">
            <text:p>24,00</text:p>
          </table:table-cell>
          <table:table-cell table:style-name="ce34" table:formula="of:=[.G6]-[.H9]" office:value-type="float" office:value="24" calcext:value-type="float">
            <text:p>24,00</text:p>
          </table:table-cell>
          <table:table-cell table:style-name="ce34" table:formula="of:=[.H6]-[.I9]" office:value-type="float" office:value="24" calcext:value-type="float">
            <text:p>24,00</text:p>
          </table:table-cell>
          <table:table-cell table:style-name="ce34" table:formula="of:=[.I6]-[.J9]" office:value-type="float" office:value="24" calcext:value-type="float">
            <text:p>24,00</text:p>
          </table:table-cell>
          <table:table-cell table:style-name="ce34" table:formula="of:=SUM([.C6:.J6])" office:value-type="float" office:value="192" calcext:value-type="float">
            <text:p>192,00</text:p>
          </table:table-cell>
          <table:table-cell table:style-name="ce34" table:formula="of:=[.K6]/[.A$3]" office:value-type="float" office:value="24" calcext:value-type="float">
            <text:p>24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2" table:number-columns-repeated="19"/>
          <table:table-cell table:number-columns-repeated="1005"/>
        </table:table-row>
        <table:table-row table:style-name="ro2">
          <table:table-cell table:style-name="ce23" office:value-type="string" calcext:value-type="string">
            <text:p>TAREFAS</text:p>
          </table:table-cell>
          <table:table-cell table:style-name="ce28" office:value-type="string" calcext:value-type="string">
            <text:p>(hrs/dia)</text:p>
          </table:table-cell>
          <table:table-cell table:style-name="ce28" office:value-type="string" calcext:value-type="string" table:number-columns-spanned="10" table:number-rows-spanned="1">
            <text:p>FULANO DATA</text:p>
          </table:table-cell>
          <table:covered-table-cell table:number-columns-repeated="9" table:style-name="ce28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29" table:formula="of:=[.B5]/[.A3]" office:value-type="float" office:value="3" calcext:value-type="float">
            <text:p>3,00</text:p>
          </table:table-cell>
          <table:table-cell table:style-name="ce29" table:formula="of:=SUM([.C10:.C13])" office:value-type="float" office:value="0" calcext:value-type="float">
            <text:p>0,00</text:p>
          </table:table-cell>
          <table:table-cell table:style-name="ce29" table:formula="of:=SUM([.D10:.D13])" office:value-type="float" office:value="0" calcext:value-type="float">
            <text:p>0,00</text:p>
          </table:table-cell>
          <table:table-cell table:style-name="ce29" table:formula="of:=SUM([.E10:.E13])" office:value-type="float" office:value="0" calcext:value-type="float">
            <text:p>0,00</text:p>
          </table:table-cell>
          <table:table-cell table:style-name="ce29" table:formula="of:=SUM([.F10:.F13])" office:value-type="float" office:value="0" calcext:value-type="float">
            <text:p>0,00</text:p>
          </table:table-cell>
          <table:table-cell table:style-name="ce29" table:formula="of:=SUM([.G10:.G13])" office:value-type="float" office:value="0" calcext:value-type="float">
            <text:p>0,00</text:p>
          </table:table-cell>
          <table:table-cell table:style-name="ce29" table:formula="of:=SUM([.H10:.H13])" office:value-type="float" office:value="0" calcext:value-type="float">
            <text:p>0,00</text:p>
          </table:table-cell>
          <table:table-cell table:style-name="ce29" table:formula="of:=SUM([.I10:.I13])" office:value-type="float" office:value="0" calcext:value-type="float">
            <text:p>0,00</text:p>
          </table:table-cell>
          <table:table-cell table:style-name="ce29" table:formula="of:=SUM([.J10:.J13])" office:value-type="float" office:value="0" calcext:value-type="float">
            <text:p>0,00</text:p>
          </table:table-cell>
          <table:table-cell table:style-name="ce29" table:formula="of:=SUM([.K10:.K13])" office:value-type="float" office:value="0" calcext:value-type="float">
            <text:p>0,00</text:p>
          </table:table-cell>
          <table:table-cell table:style-name="ce29" table:formula="of:=SUM([.L10:.L13])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6">
          <table:table-cell table:style-name="ce71" office:value-type="string" calcext:value-type="string" table:number-columns-spanned="2" table:number-rows-spanned="1">
            <text:p>Analisar e listar os requisitos do sistema com base nas features</text:p>
          </table:table-cell>
          <table:covered-table-cell table:style-name="ce75"/>
          <table:table-cell table:style-name="ce78" table:number-columns-repeated="8"/>
          <table:table-cell table:style-name="ce78" table:formula="of:=SUM([.C10:.J10])" office:value-type="float" office:value="0" calcext:value-type="float">
            <text:p>0,00</text:p>
          </table:table-cell>
          <table:table-cell table:style-name="ce78" table:formula="of:=[.K10]/[.A$3]" office:value-type="float" office:value="0" calcext:value-type="float">
            <text:p>0,00</text:p>
          </table:table-cell>
          <table:table-cell table:style-name="ce22"/>
          <table:table-cell table:style-name="ce82" table:number-columns-spanned="2" table:number-rows-spanned="1"/>
          <table:covered-table-cell table:style-name="ce85"/>
          <table:table-cell table:style-name="ce22" table:number-columns-repeated="4"/>
          <table:table-cell table:number-columns-repeated="1005"/>
        </table:table-row>
        <table:table-row table:style-name="ro2">
          <table:table-cell table:style-name="ce72" office:value-type="string" calcext:value-type="string" table:number-columns-spanned="2" table:number-rows-spanned="1">
            <text:p>Documentar todos os requisitos do sistema</text:p>
          </table:table-cell>
          <table:covered-table-cell table:style-name="ce76"/>
          <table:table-cell table:style-name="ce78" table:number-columns-repeated="8"/>
          <table:table-cell table:style-name="ce78" table:formula="of:=SUM([.C11:.J11])" office:value-type="float" office:value="0" calcext:value-type="float">
            <text:p>0,00</text:p>
          </table:table-cell>
          <table:table-cell table:style-name="ce78" table:formula="of:=[.K11]/[.A$3]" office:value-type="float" office:value="0" calcext:value-type="float">
            <text:p>0,00</text:p>
          </table:table-cell>
          <table:table-cell table:style-name="ce22"/>
          <table:table-cell table:style-name="ce83" table:number-columns-spanned="2" table:number-rows-spanned="1"/>
          <table:covered-table-cell table:style-name="ce86"/>
          <table:table-cell table:style-name="ce22" table:number-columns-repeated="4"/>
          <table:table-cell table:number-columns-repeated="1005"/>
        </table:table-row>
        <table:table-row table:style-name="ro2">
          <table:table-cell table:style-name="ce72" office:value-type="string" calcext:value-type="string" table:number-columns-spanned="2" table:number-rows-spanned="1">
            <text:p>Criação de Diagramas de caso de uso</text:p>
          </table:table-cell>
          <table:covered-table-cell table:style-name="ce76"/>
          <table:table-cell table:style-name="ce78" table:number-columns-repeated="8"/>
          <table:table-cell table:style-name="ce78" table:formula="of:=SUM([.C12:.J12])" office:value-type="float" office:value="0" calcext:value-type="float">
            <text:p>0,00</text:p>
          </table:table-cell>
          <table:table-cell table:style-name="ce78" table:formula="of:=[.K12]/[.A$3]" office:value-type="float" office:value="0" calcext:value-type="float">
            <text:p>0,00</text:p>
          </table:table-cell>
          <table:table-cell table:style-name="ce22"/>
          <table:table-cell table:style-name="ce83" table:number-columns-spanned="2" table:number-rows-spanned="1"/>
          <table:covered-table-cell table:style-name="ce86"/>
          <table:table-cell table:style-name="ce22" table:number-columns-repeated="4"/>
          <table:table-cell table:number-columns-repeated="1005"/>
        </table:table-row>
        <table:table-row table:style-name="ro3">
          <table:table-cell table:style-name="ce73" office:value-type="string" calcext:value-type="string" table:number-columns-spanned="2" table:number-rows-spanned="1">
            <text:p>Análise e melhoramento de código</text:p>
          </table:table-cell>
          <table:covered-table-cell table:style-name="ce75"/>
          <table:table-cell table:style-name="ce78" table:number-columns-repeated="8"/>
          <table:table-cell table:style-name="ce78" table:formula="of:=SUM([.C13:.J13])" office:value-type="float" office:value="0" calcext:value-type="float">
            <text:p>0,00</text:p>
          </table:table-cell>
          <table:table-cell table:style-name="ce78" table:formula="of:=[.K13]/[.A$3]" office:value-type="float" office:value="0" calcext:value-type="float">
            <text:p>0,00</text:p>
          </table:table-cell>
          <table:table-cell table:style-name="ce22"/>
          <table:table-cell table:style-name="ce84" table:number-columns-spanned="2" table:number-rows-spanned="1"/>
          <table:covered-table-cell table:style-name="ce85"/>
          <table:table-cell table:style-name="ce22" table:number-columns-repeated="4"/>
          <table:table-cell table:number-columns-repeated="1005"/>
        </table:table-row>
        <table:table-row table:style-name="ro4">
          <table:table-cell table:style-name="ce74">
            <draw:frame table:end-cell-address="'Fulano Burndown'.L30" table:end-x="12.72mm" table:end-y="3.85mm" draw:z-index="0" draw:name="Chart 8" draw:style-name="gr1" draw:text-style-name="P1" svg:width="323.21mm" svg:height="87.22mm" svg:x="4.11mm" svg:y="4.49mm">
              <loext:p draw:notify-on-update-of-ranges="'Fulano Burndown'.B3:'Fulano Burndown'.J3 'Fulano Burndown'.A5:'Fulano Burndown'.A5 'Fulano Burndown'.B5:'Fulano Burndown'.J5 'Fulano Burndown'.A6:'Fulano Burndown'.A6 'Fulano Burndown'.B6:'Fulano Burndown'.J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4"/>
          <table:table-cell table:style-name="ce79" table:number-columns-repeated="3"/>
          <table:table-cell table:style-name="ce81"/>
          <table:table-cell table:style-name="ce79" table:number-columns-repeated="6"/>
          <table:table-cell table:number-columns-repeated="1012"/>
        </table:table-row>
        <table:table-row table:style-name="ro1" table:number-rows-repeated="82">
          <table:table-cell table:style-name="ce74" table:number-columns-repeated="2"/>
          <table:table-cell table:style-name="ce79" table:number-columns-repeated="10"/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Fulano Burndown'.C10:'Fulano Burndown'.L96">
            <calcext:condition calcext:apply-style-name="ConditionalStyle_1" calcext:value="formula-is(LEN(TRIM([.C10]))=0)" calcext:base-cell-address="'Fulano Burndown'.C10"/>
          </calcext:conditional-format>
          <calcext:conditional-format calcext:target-range-address="'Fulano Burndown'.C10:'Fulano Burndown'.L96">
            <calcext:condition calcext:apply-style-name="ConditionalStyle_1" calcext:value="=0" calcext:base-cell-address="'Fulano Burndown'.C10"/>
          </calcext:conditional-format>
          <calcext:conditional-format calcext:target-range-address="'Fulano Burndown'.C10:'Fulano Burndown'.L96">
            <calcext:condition calcext:apply-style-name="ConditionalStyle_2" calcext:value="!=0" calcext:base-cell-address="'Fulano Burndown'.C10"/>
          </calcext:conditional-format>
          <calcext:conditional-format calcext:target-range-address="'Fulano Burndown'.A10:'Fulano Burndown'.B96">
            <calcext:condition calcext:apply-style-name="ConditionalStyle_1" calcext:value="formula-is(LEN(TRIM([.A10]))=0)" calcext:base-cell-address="'Fulano Burndown'.A10"/>
          </calcext:conditional-format>
          <calcext:conditional-format calcext:target-range-address="'Fulano Burndown'.A10:'Fulano Burndown'.B96">
            <calcext:condition calcext:apply-style-name="ConditionalStyle_3" calcext:value="not-contains-text(&quot;9875894754())(&quot;)" calcext:base-cell-address="'Fulano Burndown'.A10"/>
          </calcext:conditional-format>
          <calcext:conditional-format calcext:target-range-address="'Fulano Burndown'.N10:'Fulano Burndown'.O13">
            <calcext:condition calcext:apply-style-name="ConditionalStyle_1" calcext:value="formula-is(LEN(TRIM([.N10]))=0)" calcext:base-cell-address="'Fulano Burndown'.N10"/>
          </calcext:conditional-format>
          <calcext:conditional-format calcext:target-range-address="'Fulano Burndown'.N10:'Fulano Burndown'.O13">
            <calcext:condition calcext:apply-style-name="ConditionalStyle_3" calcext:value="not-contains-text(&quot;9875894754())(&quot;)" calcext:base-cell-address="'Fulano Burndown'.N10"/>
          </calcext:conditional-format>
        </calcext:conditional-formats>
      </table:table>
      <table:table table:name="Beltrano Burndown" table:style-name="ta4">
        <office:forms form:automatic-focus="false" form:apply-design-mode="false"/>
        <table:table-column table:style-name="co17" table:default-cell-style-name="ce4"/>
        <table:table-column table:style-name="co18" table:default-cell-style-name="ce4"/>
        <table:table-column table:style-name="co19" table:number-columns-repeated="8" table:default-cell-style-name="ce4"/>
        <table:table-column table:style-name="co20" table:default-cell-style-name="ce4"/>
        <table:table-column table:style-name="co21" table:default-cell-style-name="ce4"/>
        <table:table-column table:style-name="co7" table:number-columns-repeated="1012" table:default-cell-style-name="ce4"/>
        <table:table-row table:style-name="ro2">
          <table:table-cell table:style-name="ce18" table:number-columns-spanned="2" table:number-rows-spanned="1"/>
          <table:covered-table-cell table:style-name="ce18"/>
          <table:table-cell table:style-name="ce18" office:value-type="string" calcext:value-type="string" table:number-columns-spanned="10" table:number-rows-spanned="1">
            <text:p>BELTRANO BURNDOWN DATA</text:p>
          </table:table-cell>
          <table:covered-table-cell table:number-columns-repeated="9" table:style-name="ce18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19" office:value-type="string" calcext:value-type="string">
            <text:p>Dias</text:p>
          </table:table-cell>
          <table:table-cell table:style-name="ce25" office:value-type="string" calcext:value-type="string">
            <text:p>Planejado</text:p>
          </table:table-cell>
          <table:table-cell table:style-name="ce25" table:formula="of:=[.A3]" office:value-type="float" office:value="8" calcext:value-type="float">
            <text:p>8</text:p>
          </table:table-cell>
          <table:table-cell table:style-name="ce25" table:formula="of:=[.C2]-1" office:value-type="float" office:value="7" calcext:value-type="float">
            <text:p>7</text:p>
          </table:table-cell>
          <table:table-cell table:style-name="ce25" table:formula="of:=[.D2]-1" office:value-type="float" office:value="6" calcext:value-type="float">
            <text:p>6</text:p>
          </table:table-cell>
          <table:table-cell table:style-name="ce25" table:formula="of:=[.E2]-1" office:value-type="float" office:value="5" calcext:value-type="float">
            <text:p>5</text:p>
          </table:table-cell>
          <table:table-cell table:style-name="ce25" table:formula="of:=[.F2]-1" office:value-type="float" office:value="4" calcext:value-type="float">
            <text:p>4</text:p>
          </table:table-cell>
          <table:table-cell table:style-name="ce25" table:formula="of:=[.G2]-1" office:value-type="float" office:value="3" calcext:value-type="float">
            <text:p>3</text:p>
          </table:table-cell>
          <table:table-cell table:style-name="ce25" table:formula="of:=[.H2]-1" office:value-type="float" office:value="2" calcext:value-type="float">
            <text:p>2</text:p>
          </table:table-cell>
          <table:table-cell table:style-name="ce25" table:formula="of:=[.I2]-1" office:value-type="float" office:value="1" calcext:value-type="float">
            <text:p>1</text:p>
          </table:table-cell>
          <table:table-cell table:style-name="ce60" table:number-columns-repeated="2"/>
          <table:table-cell table:style-name="ce22" table:number-columns-repeated="7"/>
          <table:table-cell table:number-columns-repeated="1005"/>
        </table:table-row>
        <table:table-row table:style-name="ro3">
          <table:table-cell table:style-name="ce20" office:value-type="float" office:value="8" calcext:value-type="float" table:number-columns-spanned="1" table:number-rows-spanned="2">
            <text:p>8</text:p>
          </table:table-cell>
          <table:table-cell table:style-name="ce26" office:value-type="string" calcext:value-type="string" table:number-columns-spanned="1" table:number-rows-spanned="2">
            <text:p>(hrs)</text:p>
          </table:table-cell>
          <table:table-cell table:style-name="ce77" office:value-type="string" calcext:value-type="string" table:number-columns-spanned="1" table:number-rows-spanned="2">
            <text:p>Terça</text:p>
            <text:p>13/09/2016</text:p>
          </table:table-cell>
          <table:table-cell table:style-name="ce77" office:value-type="string" calcext:value-type="string" table:number-columns-spanned="1" table:number-rows-spanned="2">
            <text:p>Quarta</text:p>
            <text:p>14/09/2016</text:p>
          </table:table-cell>
          <table:table-cell table:style-name="ce77" office:value-type="string" calcext:value-type="string" table:number-columns-spanned="1" table:number-rows-spanned="2">
            <text:p>Quinta</text:p>
            <text:p>15/09/2016</text:p>
          </table:table-cell>
          <table:table-cell table:style-name="ce80" office:value-type="string" calcext:value-type="string" table:number-columns-spanned="1" table:number-rows-spanned="2">
            <text:p>Sexta</text:p>
            <text:p>16/09/2016</text:p>
          </table:table-cell>
          <table:table-cell table:style-name="ce80" office:value-type="string" calcext:value-type="string" table:number-columns-spanned="1" table:number-rows-spanned="2">
            <text:p>Sábado</text:p>
            <text:p>17/09/2016</text:p>
          </table:table-cell>
          <table:table-cell table:style-name="ce80" office:value-type="string" calcext:value-type="string" table:number-columns-spanned="1" table:number-rows-spanned="2">
            <text:p>Domingo</text:p>
            <text:p>18/09/2016</text:p>
          </table:table-cell>
          <table:table-cell table:style-name="ce80" office:value-type="string" calcext:value-type="string" table:number-columns-spanned="1" table:number-rows-spanned="2">
            <text:p>Segunda</text:p>
            <text:p>19/09/2016</text:p>
          </table:table-cell>
          <table:table-cell table:style-name="ce80" office:value-type="string" calcext:value-type="string" table:number-columns-spanned="1" table:number-rows-spanned="2">
            <text:p>Terça</text:p>
            <text:p>20/09/2016</text:p>
          </table:table-cell>
          <table:table-cell table:style-name="ce26" office:value-type="string" calcext:value-type="string" table:number-columns-spanned="1" table:number-rows-spanned="2">
            <text:p>TOTAL</text:p>
          </table:table-cell>
          <table:table-cell table:style-name="ce26" office:value-type="string" calcext:value-type="string" table:number-columns-spanned="1" table:number-rows-spanned="2">
            <text:p>MÉDIA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covered-table-cell table:style-name="ce20"/>
          <table:covered-table-cell table:style-name="ce26"/>
          <table:covered-table-cell table:number-columns-repeated="8" table:style-name="ce77"/>
          <table:covered-table-cell table:number-columns-repeated="2" table:style-name="ce26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1" office:value-type="string" calcext:value-type="string">
            <text:p>Ideal</text:p>
          </table:table-cell>
          <table:table-cell table:style-name="ce27" table:formula="of:=SUMIF([$'Sprint Backlog'.C$1:.C$1048576];&quot;=Beltrano&quot;;[$'Sprint Backlog'.D$1:.D$1048576])" office:value-type="float" office:value="12" calcext:value-type="float">
            <text:p>12</text:p>
          </table:table-cell>
          <table:table-cell table:style-name="ce34" table:formula="of:=[.B5]-[.$B9]" office:value-type="float" office:value="10.5" calcext:value-type="float">
            <text:p>10,50</text:p>
          </table:table-cell>
          <table:table-cell table:style-name="ce34" table:formula="of:=[.C5]-[.$B9]" office:value-type="float" office:value="9" calcext:value-type="float">
            <text:p>9,00</text:p>
          </table:table-cell>
          <table:table-cell table:style-name="ce34" table:formula="of:=[.D5]-[.$B9]" office:value-type="float" office:value="7.5" calcext:value-type="float">
            <text:p>7,50</text:p>
          </table:table-cell>
          <table:table-cell table:style-name="ce34" table:formula="of:=[.E5]-[.$B9]" office:value-type="float" office:value="6" calcext:value-type="float">
            <text:p>6,00</text:p>
          </table:table-cell>
          <table:table-cell table:style-name="ce34" table:formula="of:=[.F5]-[.$B9]" office:value-type="float" office:value="4.5" calcext:value-type="float">
            <text:p>4,50</text:p>
          </table:table-cell>
          <table:table-cell table:style-name="ce34" table:formula="of:=[.G5]-[.$B9]" office:value-type="float" office:value="3" calcext:value-type="float">
            <text:p>3,00</text:p>
          </table:table-cell>
          <table:table-cell table:style-name="ce34" table:formula="of:=[.H5]-[.$B9]" office:value-type="float" office:value="1.5" calcext:value-type="float">
            <text:p>1,50</text:p>
          </table:table-cell>
          <table:table-cell table:style-name="ce34" table:formula="of:=[.I5]-[.$B9]" office:value-type="float" office:value="0" calcext:value-type="float">
            <text:p>0,00</text:p>
          </table:table-cell>
          <table:table-cell table:style-name="ce34" table:formula="of:=SUM([.C5:.J5])" office:value-type="float" office:value="42" calcext:value-type="float">
            <text:p>42,00</text:p>
          </table:table-cell>
          <table:table-cell table:style-name="ce34" table:formula="of:=[.K5]/[.A$3]" office:value-type="float" office:value="5.25" calcext:value-type="float">
            <text:p>5,25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1" office:value-type="string" calcext:value-type="string">
            <text:p>Real</text:p>
          </table:table-cell>
          <table:table-cell table:style-name="ce27" table:formula="of:=[.B5]" office:value-type="float" office:value="12" calcext:value-type="float">
            <text:p>12</text:p>
          </table:table-cell>
          <table:table-cell table:style-name="ce34" table:formula="of:=[.B6]-[.C9]" office:value-type="float" office:value="12" calcext:value-type="float">
            <text:p>12,00</text:p>
          </table:table-cell>
          <table:table-cell table:style-name="ce34" table:formula="of:=[.C6]-[.D9]" office:value-type="float" office:value="12" calcext:value-type="float">
            <text:p>12,00</text:p>
          </table:table-cell>
          <table:table-cell table:style-name="ce34" table:formula="of:=[.D6]-[.E9]" office:value-type="float" office:value="12" calcext:value-type="float">
            <text:p>12,00</text:p>
          </table:table-cell>
          <table:table-cell table:style-name="ce34" table:formula="of:=[.E6]-[.F9]" office:value-type="float" office:value="12" calcext:value-type="float">
            <text:p>12,00</text:p>
          </table:table-cell>
          <table:table-cell table:style-name="ce34" table:formula="of:=[.F6]-[.G9]" office:value-type="float" office:value="12" calcext:value-type="float">
            <text:p>12,00</text:p>
          </table:table-cell>
          <table:table-cell table:style-name="ce34" table:formula="of:=[.G6]-[.H9]" office:value-type="float" office:value="12" calcext:value-type="float">
            <text:p>12,00</text:p>
          </table:table-cell>
          <table:table-cell table:style-name="ce34" table:formula="of:=[.H6]-[.I9]" office:value-type="float" office:value="12" calcext:value-type="float">
            <text:p>12,00</text:p>
          </table:table-cell>
          <table:table-cell table:style-name="ce34" table:formula="of:=[.I6]-[.J9]" office:value-type="float" office:value="12" calcext:value-type="float">
            <text:p>12,00</text:p>
          </table:table-cell>
          <table:table-cell table:style-name="ce34" table:formula="of:=SUM([.C6:.J6])" office:value-type="float" office:value="96" calcext:value-type="float">
            <text:p>96,00</text:p>
          </table:table-cell>
          <table:table-cell table:style-name="ce34" table:formula="of:=[.K6]/[.A$3]" office:value-type="float" office:value="12" calcext:value-type="float">
            <text:p>12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2" table:number-columns-repeated="19"/>
          <table:table-cell table:number-columns-repeated="1005"/>
        </table:table-row>
        <table:table-row table:style-name="ro2">
          <table:table-cell table:style-name="ce23" office:value-type="string" calcext:value-type="string">
            <text:p>TAREFAS</text:p>
          </table:table-cell>
          <table:table-cell table:style-name="ce28" office:value-type="string" calcext:value-type="string">
            <text:p>(hrs/dia)</text:p>
          </table:table-cell>
          <table:table-cell table:style-name="ce28" office:value-type="string" calcext:value-type="string" table:number-columns-spanned="10" table:number-rows-spanned="1">
            <text:p>BELTRANO DATA</text:p>
          </table:table-cell>
          <table:covered-table-cell table:number-columns-repeated="9" table:style-name="ce28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29" table:formula="of:=[.B5]/[.A3]" office:value-type="float" office:value="1.5" calcext:value-type="float">
            <text:p>1,50</text:p>
          </table:table-cell>
          <table:table-cell table:style-name="ce29" table:formula="of:=SUM([.C10:.C30])" office:value-type="float" office:value="0" calcext:value-type="float">
            <text:p>0,00</text:p>
          </table:table-cell>
          <table:table-cell table:style-name="ce29" table:formula="of:=SUM([.D10:.D30])" office:value-type="float" office:value="0" calcext:value-type="float">
            <text:p>0,00</text:p>
          </table:table-cell>
          <table:table-cell table:style-name="ce29" table:formula="of:=SUM([.E10:.E30])" office:value-type="float" office:value="0" calcext:value-type="float">
            <text:p>0,00</text:p>
          </table:table-cell>
          <table:table-cell table:style-name="ce29" table:formula="of:=SUM([.F10:.F30])" office:value-type="float" office:value="0" calcext:value-type="float">
            <text:p>0,00</text:p>
          </table:table-cell>
          <table:table-cell table:style-name="ce29" table:formula="of:=SUM([.G10:.G30])" office:value-type="float" office:value="0" calcext:value-type="float">
            <text:p>0,00</text:p>
          </table:table-cell>
          <table:table-cell table:style-name="ce29" table:formula="of:=SUM([.H10:.H30])" office:value-type="float" office:value="0" calcext:value-type="float">
            <text:p>0,00</text:p>
          </table:table-cell>
          <table:table-cell table:style-name="ce29" table:formula="of:=SUM([.I10:.I30])" office:value-type="float" office:value="0" calcext:value-type="float">
            <text:p>0,00</text:p>
          </table:table-cell>
          <table:table-cell table:style-name="ce29" table:formula="of:=SUM([.J10:.J30])" office:value-type="float" office:value="0" calcext:value-type="float">
            <text:p>0,00</text:p>
          </table:table-cell>
          <table:table-cell table:style-name="ce29" table:formula="of:=SUM([.K10:.K30])" office:value-type="float" office:value="0" calcext:value-type="float">
            <text:p>0,00</text:p>
          </table:table-cell>
          <table:table-cell table:style-name="ce29" table:formula="of:=SUM([.L10:.L30])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6">
          <table:table-cell table:style-name="ce87" office:value-type="string" calcext:value-type="string" table:number-columns-spanned="2" table:number-rows-spanned="1">
            <text:p>Analisar e listar os requisitos do sistema com base nas features</text:p>
          </table:table-cell>
          <table:covered-table-cell table:style-name="ce90"/>
          <table:table-cell table:style-name="ce92" table:number-columns-repeated="8"/>
          <table:table-cell table:style-name="ce92" table:formula="of:=SUM([.C10:.J10])" office:value-type="float" office:value="0" calcext:value-type="float">
            <text:p>0,00</text:p>
          </table:table-cell>
          <table:table-cell table:style-name="ce92" table:formula="of:=[.K10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88" office:value-type="string" calcext:value-type="string" table:number-columns-spanned="2" table:number-rows-spanned="1">
            <text:p>Documentar todos os requisitos do sistema</text:p>
          </table:table-cell>
          <table:covered-table-cell table:style-name="ce91"/>
          <table:table-cell table:style-name="ce92" table:number-columns-repeated="8"/>
          <table:table-cell table:style-name="ce92" table:formula="of:=SUM([.C11:.J11])" office:value-type="float" office:value="0" calcext:value-type="float">
            <text:p>0,00</text:p>
          </table:table-cell>
          <table:table-cell table:style-name="ce92" table:formula="of:=[.K11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88" office:value-type="string" calcext:value-type="string" table:number-columns-spanned="2" table:number-rows-spanned="1">
            <text:p>Criação de Diagramas de caso de uso</text:p>
          </table:table-cell>
          <table:covered-table-cell table:style-name="ce91"/>
          <table:table-cell table:style-name="ce92" table:number-columns-repeated="8"/>
          <table:table-cell table:style-name="ce92" table:formula="of:=SUM([.C12:.J12])" office:value-type="float" office:value="0" calcext:value-type="float">
            <text:p>0,00</text:p>
          </table:table-cell>
          <table:table-cell table:style-name="ce92" table:formula="of:=[.K12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3">
          <table:table-cell table:style-name="ce87" office:value-type="string" calcext:value-type="string" table:number-columns-spanned="2" table:number-rows-spanned="1">
            <text:p>Análise e melhoramento de código</text:p>
          </table:table-cell>
          <table:covered-table-cell table:style-name="ce90"/>
          <table:table-cell table:style-name="ce92" table:number-columns-repeated="8"/>
          <table:table-cell table:style-name="ce92" table:formula="of:=SUM([.C13:.J13])" office:value-type="float" office:value="0" calcext:value-type="float">
            <text:p>0,00</text:p>
          </table:table-cell>
          <table:table-cell table:style-name="ce92" table:formula="of:=[.K13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1">
          <table:table-cell table:style-name="ce89">
            <draw:frame table:end-cell-address="'Beltrano Burndown'.L30" table:end-x="12.16mm" table:end-y="3.17mm" draw:z-index="0" draw:name="Chart 8" draw:style-name="gr1" draw:text-style-name="P1" svg:width="323.21mm" svg:height="88.26mm" svg:x="3.55mm" svg:y="3.81mm">
              <loext:p draw:notify-on-update-of-ranges="'Beltrano Burndown'.B3:'Beltrano Burndown'.J3 'Beltrano Burndown'.A5:'Beltrano Burndown'.A5 'Beltrano Burndown'.B5:'Beltrano Burndown'.J5 'Beltrano Burndown'.A6:'Beltrano Burndown'.A6 'Beltrano Burndown'.B6:'Beltrano Burndown'.J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89"/>
          <table:table-cell table:style-name="ce93" table:number-columns-repeated="10"/>
          <table:table-cell table:number-columns-repeated="1012"/>
        </table:table-row>
        <table:table-row table:style-name="ro1" table:number-rows-repeated="82">
          <table:table-cell table:style-name="ce89" table:number-columns-repeated="2"/>
          <table:table-cell table:style-name="ce93" table:number-columns-repeated="10"/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eltrano Burndown'.C10:'Beltrano Burndown'.L96">
            <calcext:condition calcext:apply-style-name="ConditionalStyle_1" calcext:value="formula-is(LEN(TRIM([.C10]))=0)" calcext:base-cell-address="'Beltrano Burndown'.C10"/>
          </calcext:conditional-format>
          <calcext:conditional-format calcext:target-range-address="'Beltrano Burndown'.C10:'Beltrano Burndown'.L96">
            <calcext:condition calcext:apply-style-name="ConditionalStyle_1" calcext:value="=0" calcext:base-cell-address="'Beltrano Burndown'.C10"/>
          </calcext:conditional-format>
          <calcext:conditional-format calcext:target-range-address="'Beltrano Burndown'.C10:'Beltrano Burndown'.L96">
            <calcext:condition calcext:apply-style-name="ConditionalStyle_2" calcext:value="!=0" calcext:base-cell-address="'Beltrano Burndown'.C10"/>
          </calcext:conditional-format>
          <calcext:conditional-format calcext:target-range-address="'Beltrano Burndown'.A10:'Beltrano Burndown'.B96">
            <calcext:condition calcext:apply-style-name="ConditionalStyle_1" calcext:value="formula-is(LEN(TRIM([.A10]))=0)" calcext:base-cell-address="'Beltrano Burndown'.A10"/>
          </calcext:conditional-format>
          <calcext:conditional-format calcext:target-range-address="'Beltrano Burndown'.A10:'Beltrano Burndown'.B96">
            <calcext:condition calcext:apply-style-name="ConditionalStyle_3" calcext:value="not-contains-text(&quot;9875894754())(&quot;)" calcext:base-cell-address="'Beltrano Burndown'.A10"/>
          </calcext:conditional-format>
        </calcext:conditional-formats>
      </table:table>
      <table:table table:name="Cicrano Burndown" table:style-name="ta5">
        <office:forms form:automatic-focus="false" form:apply-design-mode="false"/>
        <table:table-column table:style-name="co17" table:default-cell-style-name="ce4"/>
        <table:table-column table:style-name="co18" table:default-cell-style-name="ce4"/>
        <table:table-column table:style-name="co19" table:number-columns-repeated="8" table:default-cell-style-name="ce4"/>
        <table:table-column table:style-name="co20" table:default-cell-style-name="ce4"/>
        <table:table-column table:style-name="co21" table:default-cell-style-name="ce4"/>
        <table:table-column table:style-name="co7" table:number-columns-repeated="1012" table:default-cell-style-name="ce4"/>
        <table:table-row table:style-name="ro2">
          <table:table-cell table:style-name="ce18" table:number-columns-spanned="2" table:number-rows-spanned="1"/>
          <table:covered-table-cell table:style-name="ce18"/>
          <table:table-cell table:style-name="ce18" office:value-type="string" calcext:value-type="string" table:number-columns-spanned="10" table:number-rows-spanned="1">
            <text:p>CICRANO BURNDOWN DATA</text:p>
          </table:table-cell>
          <table:covered-table-cell table:number-columns-repeated="9" table:style-name="ce18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19" office:value-type="string" calcext:value-type="string">
            <text:p>Dias</text:p>
          </table:table-cell>
          <table:table-cell table:style-name="ce25" office:value-type="string" calcext:value-type="string">
            <text:p>Planejado</text:p>
          </table:table-cell>
          <table:table-cell table:style-name="ce25" table:formula="of:=[.A3]" office:value-type="float" office:value="8" calcext:value-type="float">
            <text:p>8</text:p>
          </table:table-cell>
          <table:table-cell table:style-name="ce25" table:formula="of:=[.C2]-1" office:value-type="float" office:value="7" calcext:value-type="float">
            <text:p>7</text:p>
          </table:table-cell>
          <table:table-cell table:style-name="ce25" table:formula="of:=[.D2]-1" office:value-type="float" office:value="6" calcext:value-type="float">
            <text:p>6</text:p>
          </table:table-cell>
          <table:table-cell table:style-name="ce25" table:formula="of:=[.E2]-1" office:value-type="float" office:value="5" calcext:value-type="float">
            <text:p>5</text:p>
          </table:table-cell>
          <table:table-cell table:style-name="ce25" table:formula="of:=[.F2]-1" office:value-type="float" office:value="4" calcext:value-type="float">
            <text:p>4</text:p>
          </table:table-cell>
          <table:table-cell table:style-name="ce25" table:formula="of:=[.G2]-1" office:value-type="float" office:value="3" calcext:value-type="float">
            <text:p>3</text:p>
          </table:table-cell>
          <table:table-cell table:style-name="ce25" table:formula="of:=[.H2]-1" office:value-type="float" office:value="2" calcext:value-type="float">
            <text:p>2</text:p>
          </table:table-cell>
          <table:table-cell table:style-name="ce25" table:formula="of:=[.I2]-1" office:value-type="float" office:value="1" calcext:value-type="float">
            <text:p>1</text:p>
          </table:table-cell>
          <table:table-cell table:style-name="ce60" table:number-columns-repeated="2"/>
          <table:table-cell table:style-name="ce22" table:number-columns-repeated="7"/>
          <table:table-cell table:number-columns-repeated="1005"/>
        </table:table-row>
        <table:table-row table:style-name="ro3">
          <table:table-cell table:style-name="ce20" office:value-type="float" office:value="8" calcext:value-type="float" table:number-columns-spanned="1" table:number-rows-spanned="2">
            <text:p>8</text:p>
          </table:table-cell>
          <table:table-cell table:style-name="ce26" office:value-type="string" calcext:value-type="string" table:number-columns-spanned="1" table:number-rows-spanned="2">
            <text:p>(hrs)</text:p>
          </table:table-cell>
          <table:table-cell table:style-name="ce77" office:value-type="string" calcext:value-type="string" table:number-columns-spanned="1" table:number-rows-spanned="2">
            <text:p>Terça</text:p>
            <text:p>13/09/2016</text:p>
          </table:table-cell>
          <table:table-cell table:style-name="ce77" office:value-type="string" calcext:value-type="string" table:number-columns-spanned="1" table:number-rows-spanned="2">
            <text:p>Quarta</text:p>
            <text:p>14/09/2016</text:p>
          </table:table-cell>
          <table:table-cell table:style-name="ce77" office:value-type="string" calcext:value-type="string" table:number-columns-spanned="1" table:number-rows-spanned="2">
            <text:p>Quinta</text:p>
            <text:p>15/09/2016</text:p>
          </table:table-cell>
          <table:table-cell table:style-name="ce80" office:value-type="string" calcext:value-type="string" table:number-columns-spanned="1" table:number-rows-spanned="2">
            <text:p>Sexta</text:p>
            <text:p>16/09/2016</text:p>
          </table:table-cell>
          <table:table-cell table:style-name="ce80" office:value-type="string" calcext:value-type="string" table:number-columns-spanned="1" table:number-rows-spanned="2">
            <text:p>Sábado</text:p>
            <text:p>17/09/2016</text:p>
          </table:table-cell>
          <table:table-cell table:style-name="ce80" office:value-type="string" calcext:value-type="string" table:number-columns-spanned="1" table:number-rows-spanned="2">
            <text:p>Domingo</text:p>
            <text:p>18/09/2016</text:p>
          </table:table-cell>
          <table:table-cell table:style-name="ce80" office:value-type="string" calcext:value-type="string" table:number-columns-spanned="1" table:number-rows-spanned="2">
            <text:p>Segunda</text:p>
            <text:p>19/09/2016</text:p>
          </table:table-cell>
          <table:table-cell table:style-name="ce80" office:value-type="string" calcext:value-type="string" table:number-columns-spanned="1" table:number-rows-spanned="2">
            <text:p>Terça</text:p>
            <text:p>20/09/2016</text:p>
          </table:table-cell>
          <table:table-cell table:style-name="ce26" office:value-type="string" calcext:value-type="string" table:number-columns-spanned="1" table:number-rows-spanned="2">
            <text:p>TOTAL</text:p>
          </table:table-cell>
          <table:table-cell table:style-name="ce26" office:value-type="string" calcext:value-type="string" table:number-columns-spanned="1" table:number-rows-spanned="2">
            <text:p>MÉDIA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covered-table-cell table:style-name="ce20"/>
          <table:covered-table-cell table:style-name="ce26"/>
          <table:covered-table-cell table:number-columns-repeated="8" table:style-name="ce77"/>
          <table:covered-table-cell table:number-columns-repeated="2" table:style-name="ce26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1" office:value-type="string" calcext:value-type="string">
            <text:p>Ideal</text:p>
          </table:table-cell>
          <table:table-cell table:style-name="ce27" table:formula="of:=SUMIF([$'Sprint Backlog'.C$1:.C$1048576];&quot;=Cicrano&quot;;[$'Sprint Backlog'.D$1:.D$1048576])" office:value-type="float" office:value="14" calcext:value-type="float">
            <text:p>14</text:p>
          </table:table-cell>
          <table:table-cell table:style-name="ce34" table:formula="of:=[.B5]-[.$B9]" office:value-type="float" office:value="12.25" calcext:value-type="float">
            <text:p>12,25</text:p>
          </table:table-cell>
          <table:table-cell table:style-name="ce34" table:formula="of:=[.C5]-[.$B9]" office:value-type="float" office:value="10.5" calcext:value-type="float">
            <text:p>10,50</text:p>
          </table:table-cell>
          <table:table-cell table:style-name="ce34" table:formula="of:=[.D5]-[.$B9]" office:value-type="float" office:value="8.75" calcext:value-type="float">
            <text:p>8,75</text:p>
          </table:table-cell>
          <table:table-cell table:style-name="ce34" table:formula="of:=[.E5]-[.$B9]" office:value-type="float" office:value="7" calcext:value-type="float">
            <text:p>7,00</text:p>
          </table:table-cell>
          <table:table-cell table:style-name="ce34" table:formula="of:=[.F5]-[.$B9]" office:value-type="float" office:value="5.25" calcext:value-type="float">
            <text:p>5,25</text:p>
          </table:table-cell>
          <table:table-cell table:style-name="ce34" table:formula="of:=[.G5]-[.$B9]" office:value-type="float" office:value="3.5" calcext:value-type="float">
            <text:p>3,50</text:p>
          </table:table-cell>
          <table:table-cell table:style-name="ce34" table:formula="of:=[.H5]-[.$B9]" office:value-type="float" office:value="1.75" calcext:value-type="float">
            <text:p>1,75</text:p>
          </table:table-cell>
          <table:table-cell table:style-name="ce34" table:formula="of:=[.I5]-[.$B9]" office:value-type="float" office:value="0" calcext:value-type="float">
            <text:p>0,00</text:p>
          </table:table-cell>
          <table:table-cell table:style-name="ce34" table:formula="of:=SUM([.C5:.J5])" office:value-type="float" office:value="49" calcext:value-type="float">
            <text:p>49,00</text:p>
          </table:table-cell>
          <table:table-cell table:style-name="ce34" table:formula="of:=[.K5]/[.A$3]" office:value-type="float" office:value="6.125" calcext:value-type="float">
            <text:p>6,13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1" office:value-type="string" calcext:value-type="string">
            <text:p>Real</text:p>
          </table:table-cell>
          <table:table-cell table:style-name="ce27" table:formula="of:=[.B5]" office:value-type="float" office:value="14" calcext:value-type="float">
            <text:p>14</text:p>
          </table:table-cell>
          <table:table-cell table:style-name="ce34" table:formula="of:=[.B6]-[.C9]" office:value-type="float" office:value="14" calcext:value-type="float">
            <text:p>14,00</text:p>
          </table:table-cell>
          <table:table-cell table:style-name="ce34" table:formula="of:=[.C6]-[.D9]" office:value-type="float" office:value="14" calcext:value-type="float">
            <text:p>14,00</text:p>
          </table:table-cell>
          <table:table-cell table:style-name="ce34" table:formula="of:=[.D6]-[.E9]" office:value-type="float" office:value="14" calcext:value-type="float">
            <text:p>14,00</text:p>
          </table:table-cell>
          <table:table-cell table:style-name="ce34" table:formula="of:=[.E6]-[.F9]" office:value-type="float" office:value="14" calcext:value-type="float">
            <text:p>14,00</text:p>
          </table:table-cell>
          <table:table-cell table:style-name="ce34" table:formula="of:=[.F6]-[.G9]" office:value-type="float" office:value="14" calcext:value-type="float">
            <text:p>14,00</text:p>
          </table:table-cell>
          <table:table-cell table:style-name="ce34" table:formula="of:=[.G6]-[.H9]" office:value-type="float" office:value="14" calcext:value-type="float">
            <text:p>14,00</text:p>
          </table:table-cell>
          <table:table-cell table:style-name="ce34" table:formula="of:=[.H6]-[.I9]" office:value-type="float" office:value="14" calcext:value-type="float">
            <text:p>14,00</text:p>
          </table:table-cell>
          <table:table-cell table:style-name="ce34" table:formula="of:=[.I6]-[.J9]" office:value-type="float" office:value="14" calcext:value-type="float">
            <text:p>14,00</text:p>
          </table:table-cell>
          <table:table-cell table:style-name="ce34" table:formula="of:=SUM([.C6:.J6])" office:value-type="float" office:value="112" calcext:value-type="float">
            <text:p>112,00</text:p>
          </table:table-cell>
          <table:table-cell table:style-name="ce34" table:formula="of:=[.K6]/[.A$3]" office:value-type="float" office:value="14" calcext:value-type="float">
            <text:p>14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22" table:number-columns-repeated="19"/>
          <table:table-cell table:number-columns-repeated="1005"/>
        </table:table-row>
        <table:table-row table:style-name="ro2">
          <table:table-cell table:style-name="ce23" office:value-type="string" calcext:value-type="string">
            <text:p>TAREFAS</text:p>
          </table:table-cell>
          <table:table-cell table:style-name="ce28" office:value-type="string" calcext:value-type="string">
            <text:p>(hrs/dia)</text:p>
          </table:table-cell>
          <table:table-cell table:style-name="ce28" office:value-type="string" calcext:value-type="string" table:number-columns-spanned="10" table:number-rows-spanned="1">
            <text:p>CICRANO DATA</text:p>
          </table:table-cell>
          <table:covered-table-cell table:number-columns-repeated="9" table:style-name="ce28"/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PRODUTIVIDADE DIÁRIA</text:p>
          </table:table-cell>
          <table:table-cell table:style-name="ce29" table:formula="of:=[.B5]/[.A3]" office:value-type="float" office:value="1.75" calcext:value-type="float">
            <text:p>1,75</text:p>
          </table:table-cell>
          <table:table-cell table:style-name="ce29" table:formula="of:=SUM([.C10:.C30])" office:value-type="float" office:value="0" calcext:value-type="float">
            <text:p>0,00</text:p>
          </table:table-cell>
          <table:table-cell table:style-name="ce29" table:formula="of:=SUM([.D10:.D30])" office:value-type="float" office:value="0" calcext:value-type="float">
            <text:p>0,00</text:p>
          </table:table-cell>
          <table:table-cell table:style-name="ce29" table:formula="of:=SUM([.E10:.E30])" office:value-type="float" office:value="0" calcext:value-type="float">
            <text:p>0,00</text:p>
          </table:table-cell>
          <table:table-cell table:style-name="ce29" table:formula="of:=SUM([.F10:.F30])" office:value-type="float" office:value="0" calcext:value-type="float">
            <text:p>0,00</text:p>
          </table:table-cell>
          <table:table-cell table:style-name="ce29" table:formula="of:=SUM([.G10:.G30])" office:value-type="float" office:value="0" calcext:value-type="float">
            <text:p>0,00</text:p>
          </table:table-cell>
          <table:table-cell table:style-name="ce29" table:formula="of:=SUM([.H10:.H30])" office:value-type="float" office:value="0" calcext:value-type="float">
            <text:p>0,00</text:p>
          </table:table-cell>
          <table:table-cell table:style-name="ce29" table:formula="of:=SUM([.I10:.I30])" office:value-type="float" office:value="0" calcext:value-type="float">
            <text:p>0,00</text:p>
          </table:table-cell>
          <table:table-cell table:style-name="ce29" table:formula="of:=SUM([.J10:.J30])" office:value-type="float" office:value="0" calcext:value-type="float">
            <text:p>0,00</text:p>
          </table:table-cell>
          <table:table-cell table:style-name="ce29" table:formula="of:=SUM([.K10:.K30])" office:value-type="float" office:value="0" calcext:value-type="float">
            <text:p>0,00</text:p>
          </table:table-cell>
          <table:table-cell table:style-name="ce29" table:formula="of:=SUM([.L10:.L30])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6">
          <table:table-cell table:style-name="ce94" office:value-type="string" calcext:value-type="string" table:number-columns-spanned="2" table:number-rows-spanned="1">
            <text:p>Analisar e listar os requisitos do sistema com base nas features</text:p>
          </table:table-cell>
          <table:covered-table-cell table:style-name="ce97"/>
          <table:table-cell table:style-name="ce99" table:number-columns-repeated="8"/>
          <table:table-cell table:style-name="ce99" table:formula="of:=SUM([.C10:.J10])" office:value-type="float" office:value="0" calcext:value-type="float">
            <text:p>0,00</text:p>
          </table:table-cell>
          <table:table-cell table:style-name="ce99" table:formula="of:=[.K10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95" office:value-type="string" calcext:value-type="string" table:number-columns-spanned="2" table:number-rows-spanned="1">
            <text:p>Documentar todos os requisitos do sistema</text:p>
          </table:table-cell>
          <table:covered-table-cell table:style-name="ce98"/>
          <table:table-cell table:style-name="ce99" table:number-columns-repeated="8"/>
          <table:table-cell table:style-name="ce99" table:formula="of:=SUM([.C11:.J11])" office:value-type="float" office:value="0" calcext:value-type="float">
            <text:p>0,00</text:p>
          </table:table-cell>
          <table:table-cell table:style-name="ce99" table:formula="of:=[.K11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2">
          <table:table-cell table:style-name="ce95" office:value-type="string" calcext:value-type="string" table:number-columns-spanned="2" table:number-rows-spanned="1">
            <text:p>Criação de Diagramas de caso de uso</text:p>
          </table:table-cell>
          <table:covered-table-cell table:style-name="ce98"/>
          <table:table-cell table:style-name="ce99" table:number-columns-repeated="8"/>
          <table:table-cell table:style-name="ce99" table:formula="of:=SUM([.C12:.J12])" office:value-type="float" office:value="0" calcext:value-type="float">
            <text:p>0,00</text:p>
          </table:table-cell>
          <table:table-cell table:style-name="ce99" table:formula="of:=[.K12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3">
          <table:table-cell table:style-name="ce94" office:value-type="string" calcext:value-type="string" table:number-columns-spanned="2" table:number-rows-spanned="1">
            <text:p>Análise e melhoramento de código</text:p>
          </table:table-cell>
          <table:covered-table-cell table:style-name="ce97"/>
          <table:table-cell table:style-name="ce99" table:number-columns-repeated="8"/>
          <table:table-cell table:style-name="ce99" table:formula="of:=SUM([.C13:.J13])" office:value-type="float" office:value="0" calcext:value-type="float">
            <text:p>0,00</text:p>
          </table:table-cell>
          <table:table-cell table:style-name="ce99" table:formula="of:=[.K13]/[.A$3]" office:value-type="float" office:value="0" calcext:value-type="float">
            <text:p>0,00</text:p>
          </table:table-cell>
          <table:table-cell table:style-name="ce22" table:number-columns-repeated="7"/>
          <table:table-cell table:number-columns-repeated="1005"/>
        </table:table-row>
        <table:table-row table:style-name="ro1">
          <table:table-cell table:style-name="ce96" table:number-columns-repeated="2"/>
          <table:table-cell table:style-name="ce100" table:number-columns-repeated="10"/>
          <table:table-cell table:number-columns-repeated="1012"/>
        </table:table-row>
        <table:table-row table:style-name="ro1">
          <table:table-cell table:style-name="ce96">
            <draw:frame table:end-cell-address="'Cicrano Burndown'.L30" table:end-x="8.61mm" table:end-y="4.22mm" draw:z-index="0" draw:name="Chart 8" draw:style-name="gr1" draw:text-style-name="P1" svg:width="323.21mm" svg:height="87.57mm" svg:x="0mm" svg:y="-0.01mm">
              <loext:p draw:notify-on-update-of-ranges="'Cicrano Burndown'.B3:'Cicrano Burndown'.J3 'Cicrano Burndown'.A5:'Cicrano Burndown'.A5 'Cicrano Burndown'.B5:'Cicrano Burndown'.J5 'Cicrano Burndown'.A6:'Cicrano Burndown'.A6 'Cicrano Burndown'.B6:'Cicrano Burndown'.J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96"/>
          <table:table-cell table:style-name="ce100" table:number-columns-repeated="10"/>
          <table:table-cell table:number-columns-repeated="1012"/>
        </table:table-row>
        <table:table-row table:style-name="ro1" table:number-rows-repeated="81">
          <table:table-cell table:style-name="ce96" table:number-columns-repeated="2"/>
          <table:table-cell table:style-name="ce100" table:number-columns-repeated="10"/>
          <table:table-cell table:number-columns-repeated="1012"/>
        </table:table-row>
        <table:table-row table:style-name="ro1" table:number-rows-repeated="1048476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Cicrano Burndown'.C10:'Cicrano Burndown'.L96">
            <calcext:condition calcext:apply-style-name="ConditionalStyle_1" calcext:value="formula-is(LEN(TRIM([.C10]))=0)" calcext:base-cell-address="'Cicrano Burndown'.C10"/>
          </calcext:conditional-format>
          <calcext:conditional-format calcext:target-range-address="'Cicrano Burndown'.C10:'Cicrano Burndown'.L96">
            <calcext:condition calcext:apply-style-name="ConditionalStyle_1" calcext:value="=0" calcext:base-cell-address="'Cicrano Burndown'.C10"/>
          </calcext:conditional-format>
          <calcext:conditional-format calcext:target-range-address="'Cicrano Burndown'.C10:'Cicrano Burndown'.L96">
            <calcext:condition calcext:apply-style-name="ConditionalStyle_2" calcext:value="!=0" calcext:base-cell-address="'Cicrano Burndown'.C10"/>
          </calcext:conditional-format>
          <calcext:conditional-format calcext:target-range-address="'Cicrano Burndown'.A10:'Cicrano Burndown'.B96">
            <calcext:condition calcext:apply-style-name="ConditionalStyle_1" calcext:value="formula-is(LEN(TRIM([.A10]))=0)" calcext:base-cell-address="'Cicrano Burndown'.A10"/>
          </calcext:conditional-format>
          <calcext:conditional-format calcext:target-range-address="'Cicrano Burndown'.A10:'Cicrano Burndown'.B96">
            <calcext:condition calcext:apply-style-name="ConditionalStyle_3" calcext:value="not-contains-text(&quot;9875894754())(&quot;)" calcext:base-cell-address="'Cicrano Burndown'.A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mbria1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/>
      <number:text>/</number:text>
      <number:month/>
      <number:text>/</number:text>
      <number:year number:style="long"/>
    </number:date-style>
    <number:currency-style style:name="N113">
      <number:currency-symbol number:language="pt" number:country="BR">R$ </number:currency-symbol>
      <number:number number:decimal-places="2" loext:min-decimal-places="2" number:min-integer-digits="1" number:grouping="true"/>
    </number:currency-style>
    <number:number-style style:name="N114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 style:diagonal-bl-tr="none" style:diagonal-tl-br="none" fo:border="none"/>
    </style:style>
    <style:style style:name="ConditionalStyle_5f_2" style:display-name="ConditionalStyle_2" style:family="table-cell" style:parent-style-name="Default">
      <style:table-cell-properties fo:background-color="#1c4587" style:diagonal-bl-tr="none" style:diagonal-tl-br="none" fo:border="none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c9daf8" style:diagonal-bl-tr="none" style:diagonal-tl-br="none" fo:border="none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4:07:25.3240740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print_20_Backlog" style:display-name="PageStyle_Sprin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ano_20_Burndown" style:display-name="PageStyle_Fulano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ltrano_20_Burndown" style:display-name="PageStyle_Beltrano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urndown" style:display-name="PageStyle_Sprint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crano_20_Burndown" style:display-name="PageStyle_Cicrano Burndow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6-09-09T14:08:53.425894479</dc:date>
    <meta:editing-cycles>6</meta:editing-cycles>
    <meta:editing-duration>PT6H57M5S</meta:editing-duration>
    <meta:generator>LibreOffice/5.1.4.2$Linux_X86_64 LibreOffice_project/10m0$Build-2</meta:generator>
    <meta:document-statistic meta:table-count="5" meta:cell-count="3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9900" draw:fill-color="#ff9900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1.667cm" svg:height="8.04cm" xlink:href=".." xlink:type="simple" chart:class="chart:line" chart:style-name="ch1">
        <chart:legend chart:legend-position="end" svg:x="29.582cm" svg:y="3.472cm" style:legend-expansion="high" chart:style-name="ch2"/>
        <chart:plot-area chart:style-name="ch3" table:cell-range-address="'Sprint Burndown'.B3:'Sprint Burndown'.J3 'Sprint Burndown'.A5:'Sprint Burndown'.J6" chart:data-source-has-labels="both" svg:x="0.708cm" svg:y="1.343cm" svg:width="29.679cm" svg:height="6.22cm">
          <chartooo:coordinate-region svg:x="1.329cm" svg:y="1.542cm" svg:width="28.21cm" svg:height="4.977cm"/>
          <chart:axis chart:dimension="x" chart:name="primary-x" chart:style-name="ch4" chartooo:axis-type="auto">
            <chartooo:date-scale/>
            <chart:title svg:x="15.073cm" svg:y="7.431cm" chart:style-name="ch5">
              <text:p>DIAS</text:p>
            </chart:title>
            <chart:categories table:cell-range-address="'Sprint Burndown'.B3:'Sprint Burndown'.J3"/>
          </chart:axis>
          <chart:axis chart:dimension="y" chart:name="primary-y" chart:style-name="ch6">
            <chart:title svg:x="0.001cm" svg:y="6.118cm" chart:style-name="ch7">
              <text:p>TEMPO EM HORAS</text:p>
            </chart:title>
            <chart:grid chart:style-name="ch8" chart:class="major"/>
          </chart:axis>
          <chart:series chart:style-name="ch9" chart:values-cell-range-address="'Sprint Burndown'.B5:'Sprint Burndown'.J5" chart:label-cell-address="'Sprint Burndown'.A5:'Sprint Burndown'.A5" chart:class="chart:line">
            <chart:data-point chart:repeated="9"/>
          </chart:series>
          <chart:series chart:style-name="ch10" chart:values-cell-range-address="'Sprint Burndown'.B6:'Sprint Burndown'.J6" chart:label-cell-address="'Sprint Burndown'.A6:'Sprint Burndown'.A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Sprint Burndown'.B3:'Sprint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Sprint Burndown'.A5:'Sprint Burndown'.A5</svg:desc>
                </draw:g>
              </table:table-cell>
              <table:table-cell office:value-type="float" office:value="50">
                <text:p>50</text:p>
                <draw:g>
                  <svg:desc>'Sprint Burndown'.B5:'Sprint Burndown'.J5</svg:desc>
                </draw:g>
              </table:table-cell>
              <table:table-cell office:value-type="float" office:value="43.75">
                <text:p>43.75</text:p>
              </table:table-cell>
              <table:table-cell office:value-type="float" office:value="37.5">
                <text:p>37.5</text:p>
              </table:table-cell>
              <table:table-cell office:value-type="float" office:value="31.25">
                <text:p>31.25</text:p>
              </table:table-cell>
              <table:table-cell office:value-type="float" office:value="25">
                <text:p>25</text:p>
              </table:table-cell>
              <table:table-cell office:value-type="float" office:value="18.75">
                <text:p>18.75</text:p>
              </table:table-cell>
              <table:table-cell office:value-type="float" office:value="12.5">
                <text:p>12.5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Sprint Burndown'.A6:'Sprint Burndown'.A6</svg:desc>
                </draw:g>
              </table:table-cell>
              <table:table-cell office:value-type="float" office:value="50">
                <text:p>50</text:p>
                <draw:g>
                  <svg:desc>'Sprint Burndown'.B6:'Sprint Burndown'.J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ff" draw:fill-color="#0000ff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32cm" svg:height="8.827cm" xlink:href=".." xlink:type="simple" chart:class="chart:line" chart:style-name="ch1">
        <chart:subtitle svg:x="15.415cm" svg:y="0.176cm" chart:style-name="ch2">
          <text:p>sub-title</text:p>
        </chart:subtitle>
        <chart:legend chart:legend-position="end" svg:x="30.235cm" svg:y="3.865cm" style:legend-expansion="high" chart:style-name="ch3"/>
        <chart:plot-area chart:style-name="ch4" table:cell-range-address="'Fulano Burndown'.B3:'Fulano Burndown'.J3 'Fulano Burndown'.A5:'Fulano Burndown'.J6" chart:data-source-has-labels="both" svg:x="1.706cm" svg:y="1.035cm" svg:width="27.883cm" svg:height="6.586cm">
          <chartooo:coordinate-region svg:x="2.327cm" svg:y="1.234cm" svg:width="26.414cm" svg:height="5.343cm"/>
          <chart:axis chart:dimension="x" chart:name="primary-x" chart:style-name="ch5" chartooo:axis-type="auto">
            <chartooo:date-scale/>
            <chart:title svg:x="15.173cm" svg:y="7.798cm" chart:style-name="ch6">
              <text:p>DIAS</text:p>
            </chart:title>
            <chart:categories table:cell-range-address="'Fulano Burndown'.B3:'Fulano Burndown'.J3"/>
          </chart:axis>
          <chart:axis chart:dimension="y" chart:name="primary-y" chart:style-name="ch7">
            <chart:title svg:x="0.451cm" svg:y="5.993cm" chart:style-name="ch8">
              <text:p>TEMPO EM HORAS</text:p>
            </chart:title>
            <chart:grid chart:style-name="ch9" chart:class="major"/>
          </chart:axis>
          <chart:series chart:style-name="ch10" chart:values-cell-range-address="'Fulano Burndown'.B5:'Fulano Burndown'.J5" chart:label-cell-address="'Fulano Burndown'.A5:'Fulano Burndown'.A5" chart:class="chart:line">
            <chart:data-point chart:repeated="9"/>
          </chart:series>
          <chart:series chart:style-name="ch11" chart:values-cell-range-address="'Fulano Burndown'.B6:'Fulano Burndown'.J6" chart:label-cell-address="'Fulano Burndown'.A6:'Fulano Burndown'.A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Fulano Burndown'.B3:'Fulano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Fulano Burndown'.A5:'Fulano Burndown'.A5</svg:desc>
                </draw:g>
              </table:table-cell>
              <table:table-cell office:value-type="float" office:value="24">
                <text:p>24</text:p>
                <draw:g>
                  <svg:desc>'Fulano Burndown'.B5:'Fulano Burndown'.J5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Fulano Burndown'.A6:'Fulano Burndown'.A6</svg:desc>
                </draw:g>
              </table:table-cell>
              <table:table-cell office:value-type="float" office:value="24">
                <text:p>24</text:p>
                <draw:g>
                  <svg:desc>'Fulano Burndown'.B6:'Fulano Burndown'.J6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ff" draw:fill-color="#0000ff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32cm" svg:height="8.827cm" xlink:href=".." xlink:type="simple" chart:class="chart:line" chart:style-name="ch1">
        <chart:subtitle svg:x="15.415cm" svg:y="0.176cm" chart:style-name="ch2">
          <text:p>sub-title</text:p>
        </chart:subtitle>
        <chart:legend chart:legend-position="end" svg:x="30.235cm" svg:y="3.865cm" style:legend-expansion="high" chart:style-name="ch3"/>
        <chart:plot-area chart:style-name="ch4" table:cell-range-address="'Beltrano Burndown'.B3:'Beltrano Burndown'.J3 'Beltrano Burndown'.A5:'Beltrano Burndown'.J6" chart:data-source-has-labels="both" svg:x="1.706cm" svg:y="1.035cm" svg:width="27.883cm" svg:height="6.586cm">
          <chartooo:coordinate-region svg:x="2.142cm" svg:y="1.234cm" svg:width="26.414cm" svg:height="5.343cm"/>
          <chart:axis chart:dimension="x" chart:name="primary-x" chart:style-name="ch5" chartooo:axis-type="auto">
            <chartooo:date-scale/>
            <chart:title svg:x="15.173cm" svg:y="7.798cm" chart:style-name="ch6">
              <text:p>DIAS</text:p>
            </chart:title>
            <chart:categories table:cell-range-address="'Beltrano Burndown'.B3:'Beltrano Burndown'.J3"/>
          </chart:axis>
          <chart:axis chart:dimension="y" chart:name="primary-y" chart:style-name="ch7">
            <chart:title svg:x="0.451cm" svg:y="5.993cm" chart:style-name="ch8">
              <text:p>TEMPO EM HORAS</text:p>
            </chart:title>
            <chart:grid chart:style-name="ch9" chart:class="major"/>
          </chart:axis>
          <chart:series chart:style-name="ch10" chart:values-cell-range-address="'Beltrano Burndown'.B5:'Beltrano Burndown'.J5" chart:label-cell-address="'Beltrano Burndown'.A5:'Beltrano Burndown'.A5" chart:class="chart:line">
            <chart:data-point chart:repeated="9"/>
          </chart:series>
          <chart:series chart:style-name="ch11" chart:values-cell-range-address="'Beltrano Burndown'.B6:'Beltrano Burndown'.J6" chart:label-cell-address="'Beltrano Burndown'.A6:'Beltrano Burndown'.A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Beltrano Burndown'.B3:'Beltrano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Beltrano Burndown'.A5:'Beltrano Burndown'.A5</svg:desc>
                </draw:g>
              </table:table-cell>
              <table:table-cell office:value-type="float" office:value="12">
                <text:p>12</text:p>
                <draw:g>
                  <svg:desc>'Beltrano Burndown'.B5:'Beltrano Burndown'.J5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Beltrano Burndown'.A6:'Beltrano Burndown'.A6</svg:desc>
                </draw:g>
              </table:table-cell>
              <table:table-cell office:value-type="float" office:value="12">
                <text:p>12</text:p>
                <draw:g>
                  <svg:desc>'Beltrano Burndown'.B6:'Beltrano Burndown'.J6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222222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ff" draw:fill-color="#0000ff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2.32cm" svg:height="8.758cm" xlink:href=".." xlink:type="simple" chart:class="chart:line" chart:style-name="ch1">
        <chart:subtitle svg:x="15.415cm" svg:y="0.175cm" chart:style-name="ch2">
          <text:p>sub-title</text:p>
        </chart:subtitle>
        <chart:legend chart:legend-position="end" svg:x="30.235cm" svg:y="3.831cm" style:legend-expansion="high" chart:style-name="ch3"/>
        <chart:plot-area chart:style-name="ch4" table:cell-range-address="'Cicrano Burndown'.B3:'Cicrano Burndown'.J3 'Cicrano Burndown'.A5:'Cicrano Burndown'.J6" chart:data-source-has-labels="both" svg:x="1.706cm" svg:y="1.033cm" svg:width="27.883cm" svg:height="6.52cm">
          <chartooo:coordinate-region svg:x="2.142cm" svg:y="1.232cm" svg:width="26.414cm" svg:height="5.277cm"/>
          <chart:axis chart:dimension="x" chart:name="primary-x" chart:style-name="ch5" chartooo:axis-type="auto">
            <chartooo:date-scale/>
            <chart:title svg:x="15.173cm" svg:y="7.729cm" chart:style-name="ch6">
              <text:p>DIAS</text:p>
            </chart:title>
            <chart:categories table:cell-range-address="'Cicrano Burndown'.B3:'Cicrano Burndown'.J3"/>
          </chart:axis>
          <chart:axis chart:dimension="y" chart:name="primary-y" chart:style-name="ch7">
            <chart:title svg:x="0.451cm" svg:y="5.958cm" chart:style-name="ch8">
              <text:p>TEMPO EM HORAS</text:p>
            </chart:title>
            <chart:grid chart:style-name="ch9" chart:class="major"/>
          </chart:axis>
          <chart:series chart:style-name="ch10" chart:values-cell-range-address="'Cicrano Burndown'.B5:'Cicrano Burndown'.J5" chart:label-cell-address="'Cicrano Burndown'.A5:'Cicrano Burndown'.A5" chart:class="chart:line">
            <chart:data-point chart:repeated="9"/>
          </chart:series>
          <chart:series chart:style-name="ch11" chart:values-cell-range-address="'Cicrano Burndown'.B6:'Cicrano Burndown'.J6" chart:label-cell-address="'Cicrano Burndown'.A6:'Cicrano Burndown'.A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Cicrano Burndown'.B3:'Cicrano Burndown'.J3</svg:desc>
                </draw:g>
              </table:table-cell>
              <table:table-cell office:value-type="string">
                <text:p>Terça
13/09/2016</text:p>
              </table:table-cell>
              <table:table-cell office:value-type="string">
                <text:p>Quarta
14/09/2016</text:p>
              </table:table-cell>
              <table:table-cell office:value-type="string">
                <text:p>Quinta
15/09/2016</text:p>
              </table:table-cell>
              <table:table-cell office:value-type="string">
                <text:p>Sexta
16/09/2016</text:p>
              </table:table-cell>
              <table:table-cell office:value-type="string">
                <text:p>Sábado
17/09/2016</text:p>
              </table:table-cell>
              <table:table-cell office:value-type="string">
                <text:p>Domingo
18/09/2016</text:p>
              </table:table-cell>
              <table:table-cell office:value-type="string">
                <text:p>Segunda
19/09/2016</text:p>
              </table:table-cell>
              <table:table-cell office:value-type="string">
                <text:p>Terça
20/09/2016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Cicrano Burndown'.A5:'Cicrano Burndown'.A5</svg:desc>
                </draw:g>
              </table:table-cell>
              <table:table-cell office:value-type="float" office:value="14">
                <text:p>14</text:p>
                <draw:g>
                  <svg:desc>'Cicrano Burndown'.B5:'Cicrano Burndown'.J5</svg:desc>
                </draw:g>
              </table:table-cell>
              <table:table-cell office:value-type="float" office:value="12.25">
                <text:p>12.25</text:p>
              </table:table-cell>
              <table:table-cell office:value-type="float" office:value="10.5">
                <text:p>10.5</text:p>
              </table:table-cell>
              <table:table-cell office:value-type="float" office:value="8.75">
                <text:p>8.75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Cicrano Burndown'.A6:'Cicrano Burndown'.A6</svg:desc>
                </draw:g>
              </table:table-cell>
              <table:table-cell office:value-type="float" office:value="14">
                <text:p>14</text:p>
                <draw:g>
                  <svg:desc>'Cicrano Burndown'.B6:'Cicrano Burndown'.J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